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haris SIL" svg:font-family="'Charis SIL'"/>
    <style:font-face style:name="CharisSIL" svg:font-family="CharisSIL"/>
    <style:font-face style:name="Mojikyo-M202" svg:font-family="Mojikyo-M202"/>
    <style:font-face style:name="宋体" svg:font-family="宋体"/>
    <style:font-face style:name="Calibri" svg:font-family="Calibri" style:font-family-generic="swiss"/>
    <style:font-face style:name="Cambria" svg:font-family="Cambria" style:font-family-generic="swiss"/>
    <style:font-face style:name="Charis SIL1" svg:font-family="'Charis SIL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haris SIL1" style:font-name-asian="Charis SIL1"/>
    </style:style>
    <style:style style:name="ce2" style:family="table-cell" style:parent-style-name="Default">
      <style:text-properties style:font-name="Charis SIL1" style:font-name-asian="Charis SIL1" style:font-name-complex="Tahoma"/>
    </style:style>
    <style:style style:name="ce3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CharisSIL" fo:font-size="11pt" fo:language="en" fo:country="US" fo:font-style="normal" fo:text-shadow="none" style:text-underline-style="none" fo:font-weight="normal" style:text-underline-mode="continuous" style:text-line-through-mode="continuous" style:font-size-asian="11pt" style:language-asian="en" style:country-asian="US" style:font-style-asian="normal" style:font-weight-asian="normal" style:font-name-complex="CharisSIL" style:font-size-complex="6.25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font-name="Charis SI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CharisSIL" fo:font-size="11pt" style:font-name-asian="CharisSIL" style:font-size-asian="11pt" style:font-name-complex="CharisSIL" style:font-size-complex="6.30000019073486pt"/>
    </style:style>
    <style:style style:name="T2" style:family="text">
      <style:text-properties style:font-name="Mojikyo-M202" fo:font-size="12pt" style:font-name-asian="Mojikyo-M202" style:font-size-asian="12pt" style:font-name-complex="Mojikyo-M202" style:font-size-complex="6.80000019073486pt"/>
    </style:style>
    <style:style style:name="T3" style:family="text">
      <style:text-properties style:font-name="CharisSIL" fo:font-size="11.5pt" style:font-name-asian="CharisSIL" style:font-size-asian="11.5pt" style:font-name-complex="CharisSIL" style:font-size-complex="6.5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龙山</text:p>
          </table:table-cell>
          <table:table-cell table:number-columns-repeated="2"/>
          <table:table-cell office:value-type="string">
            <text:p>泸溪</text:p>
          </table:table-cell>
          <table:table-cell/>
          <table:table-cell office:value-type="string">
            <text:p>词义</text:p>
          </table:table-cell>
          <table:table-cell office:value-type="string">
            <text:p>茶堡</text:p>
          </table:table-cell>
          <table:table-cell office:value-type="string">
            <text:p>藏语</text:p>
          </table:table-cell>
          <table:table-cell office:value-type="string">
            <text:p>汉语</text:p>
          </table:table-cell>
          <table:table-cell office:value-type="string">
            <text:p>借词</text:p>
          </table:table-cell>
          <table:table-cell office:value-type="string">
            <text:p>卡岭语</text:p>
          </table:table-cell>
          <table:table-cell office:value-type="string">
            <text:p>西夏文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khà mòŋ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office:value-type="string">
            <text:p>kho35</text:p>
          </table:table-cell>
          <table:table-cell/>
          <table:table-cell office:value-type="string">
            <text:p>树</text:p>
          </table:table-cell>
          <table:table-cell table:number-columns-repeated="7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khà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office:value-type="string">
            <text:p>kho35</text:p>
          </table:table-cell>
          <table:table-cell/>
          <table:table-cell office:value-type="string">
            <text:p>柴</text:p>
          </table:table-cell>
          <table:table-cell table:number-columns-repeated="7"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lâ</text:p>
          </table:table-cell>
          <table:table-cell office:value-type="string">
            <text:p>a</text:p>
          </table:table-cell>
          <table:table-cell office:value-type="float" office:value="53">
            <text:p>53</text:p>
          </table:table-cell>
          <table:table-cell office:value-type="string">
            <text:p>lo55xo21</text:p>
          </table:table-cell>
          <table:table-cell/>
          <table:table-cell office:value-type="string">
            <text:p>路</text:p>
          </table:table-cell>
          <table:table-cell/>
          <table:table-cell office:value-type="string">
            <text:p>lam</text:p>
          </table:table-cell>
          <table:table-cell table:number-columns-repeated="2"/>
          <table:table-cell office:value-type="string">
            <text:p>lɛ̄m</text:p>
          </table:table-cell>
          <table:table-cell table:number-columns-repeated="2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phǎ (+715)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ba21mi21</text:p>
          </table:table-cell>
          <table:table-cell/>
          <table:table-cell office:value-type="string">
            <text:p>耙子</text:p>
          </table:table-cell>
          <table:table-cell table:number-columns-repeated="2"/>
          <table:table-cell office:value-type="string">
            <text:p>耙子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sí mà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office:value-type="string">
            <text:p>si33mo35</text:p>
          </table:table-cell>
          <table:table-cell/>
          <table:table-cell office:value-type="string">
            <text:p>忘</text:p>
          </table:table-cell>
          <table:table-cell table:number-columns-repeated="7"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pâ</text:p>
          </table:table-cell>
          <table:table-cell office:value-type="string">
            <text:p>a</text:p>
          </table:table-cell>
          <table:table-cell office:value-type="float" office:value="53">
            <text:p>53</text:p>
          </table:table-cell>
          <table:table-cell office:value-type="string">
            <text:p>bo35</text:p>
          </table:table-cell>
          <table:table-cell/>
          <table:table-cell office:value-type="string">
            <text:p>看</text:p>
          </table:table-cell>
          <table:table-cell table:number-columns-repeated="7"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á sá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string">
            <text:p>a21so35</text:p>
          </table:table-cell>
          <table:table-cell/>
          <table:table-cell office:value-type="string">
            <text:p>连接</text:p>
          </table:table-cell>
          <table:table-cell table:number-columns-repeated="7"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ŋâ</text:p>
          </table:table-cell>
          <table:table-cell office:value-type="string">
            <text:p>a</text:p>
          </table:table-cell>
          <table:table-cell office:value-type="float" office:value="53">
            <text:p>53</text:p>
          </table:table-cell>
          <table:table-cell office:value-type="string">
            <text:p>ŋo33</text:p>
          </table:table-cell>
          <table:table-cell/>
          <table:table-cell office:value-type="string">
            <text:p>割</text:p>
          </table:table-cell>
          <table:table-cell table:number-columns-repeated="7"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kǎ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吃</text:p>
          </table:table-cell>
          <table:table-cell office:value-type="string">
            <text:p>nɤŋka?</text:p>
          </table:table-cell>
          <table:table-cell table:number-columns-repeated="3"/>
          <table:table-cell office:value-type="string">
            <text:p>kA</text:p>
          </table:table-cell>
          <table:table-cell table:number-columns-repeated="2"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tshí tshâ</text:p>
          </table:table-cell>
          <table:table-cell office:value-type="string">
            <text:p>a</text:p>
          </table:table-cell>
          <table:table-cell office:value-type="float" office:value="53">
            <text:p>53</text:p>
          </table:table-cell>
          <table:table-cell office:value-type="string">
            <text:p>tsha35</text:p>
          </table:table-cell>
          <table:table-cell/>
          <table:table-cell office:value-type="string">
            <text:p>撕</text:p>
          </table:table-cell>
          <table:table-cell table:number-columns-repeated="7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sǎ tɕhí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a21so21</text:p>
          </table:table-cell>
          <table:table-cell/>
          <table:table-cell office:value-type="string">
            <text:p>头发</text:p>
          </table:table-cell>
          <table:table-cell/>
          <table:table-cell office:value-type="string">
            <text:p>ʔag tshom?</text:p>
          </table:table-cell>
          <table:table-cell table:number-columns-repeated="2"/>
          <table:table-cell office:value-type="string">
            <text:p>soɔ̄m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khɯé tɕhiè pà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office:value-type="string">
            <text:p>ka33tɕi33po35</text:p>
          </table:table-cell>
          <table:table-cell/>
          <table:table-cell office:value-type="string">
            <text:p>青蛙</text:p>
          </table:table-cell>
          <table:table-cell office:value-type="string">
            <text:p>qaɕpa</text:p>
          </table:table-cell>
          <table:table-cell office:value-type="string">
            <text:p>sbal</text:p>
          </table:table-cell>
          <table:table-cell table:number-columns-repeated="5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ǎ khà mòŋ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so33kho33</text:p>
          </table:table-cell>
          <table:table-cell/>
          <table:table-cell office:value-type="string">
            <text:p>杉树</text:p>
          </table:table-cell>
          <table:table-cell/>
          <table:table-cell office:value-type="string">
            <text:p>gsom</text:p>
          </table:table-cell>
          <table:table-cell table:number-columns-repeated="5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khá tɕhié tɕhí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string">
            <text:p>ka35tɕie55</text:p>
          </table:table-cell>
          <table:table-cell/>
          <table:table-cell office:value-type="string">
            <text:p>茄子</text:p>
          </table:table-cell>
          <table:table-cell table:number-columns-repeated="7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jǐ lá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string">
            <text:p>dzi33la33</text:p>
          </table:table-cell>
          <table:table-cell/>
          <table:table-cell office:value-type="string">
            <text:p>舌头</text:p>
          </table:table-cell>
          <table:table-cell/>
          <table:table-cell office:value-type="string">
            <text:p>ldag, ldʑags</text:p>
          </table:table-cell>
          <table:table-cell table:number-columns-repeated="5"/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lǎ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a21lo21</text:p>
          </table:table-cell>
          <table:table-cell/>
          <table:table-cell office:value-type="string">
            <text:p>厚</text:p>
          </table:table-cell>
          <table:table-cell office:value-type="string">
            <text:p>jaʁ</text:p>
          </table:table-cell>
          <table:table-cell table:number-columns-repeated="6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mǎ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mo33ŋɯe21</text:p>
          </table:table-cell>
          <table:table-cell/>
          <table:table-cell office:value-type="string">
            <text:p>女婿</text:p>
          </table:table-cell>
          <table:table-cell office:value-type="string">
            <text:p>tɤ-nmaʁ</text:p>
          </table:table-cell>
          <table:table-cell office:value-type="string">
            <text:p>mag</text:p>
          </table:table-cell>
          <table:table-cell table:number-columns-repeated="5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lú ká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string">
            <text:p>kha35khɯ55</text:p>
          </table:table-cell>
          <table:table-cell/>
          <table:table-cell office:value-type="string">
            <text:p>骨头</text:p>
          </table:table-cell>
          <table:table-cell table:number-columns-repeated="7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lǐ ɣá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string">
            <text:p>lo21wo35</text:p>
          </table:table-cell>
          <table:table-cell/>
          <table:table-cell office:value-type="string">
            <text:p>饿</text:p>
          </table:table-cell>
          <table:table-cell table:number-columns-repeated="7"/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á kà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office:value-type="string">
            <text:p>go35</text:p>
          </table:table-cell>
          <table:table-cell/>
          <table:table-cell office:value-type="string">
            <text:p>干枯</text:p>
          </table:table-cell>
          <table:table-cell office:value-type="string">
            <text:p>rko?</text:p>
          </table:table-cell>
          <table:table-cell table:number-columns-repeated="6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phá khà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string">
            <text:p>pha55lie21</text:p>
          </table:table-cell>
          <table:table-cell/>
          <table:table-cell office:value-type="string">
            <text:p>汉族</text:p>
          </table:table-cell>
          <table:table-cell table:number-columns-repeated="7"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tà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office:value-type="string">
            <text:p>thɯ33</text:p>
          </table:table-cell>
          <table:table-cell/>
          <table:table-cell office:value-type="string">
            <text:p>下（山）</text:p>
          </table:table-cell>
          <table:table-cell table:number-columns-repeated="7"/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tshǎ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tsho33</text:p>
          </table:table-cell>
          <table:table-cell/>
          <table:table-cell office:value-type="string">
            <text:p>好</text:p>
          </table:table-cell>
          <table:table-cell table:number-columns-repeated="7"/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sâ</text:p>
          </table:table-cell>
          <table:table-cell office:value-type="string">
            <text:p>a</text:p>
          </table:table-cell>
          <table:table-cell office:value-type="float" office:value="53">
            <text:p>53</text:p>
          </table:table-cell>
          <table:table-cell office:value-type="string">
            <text:p>si33dzǎ</text:p>
          </table:table-cell>
          <table:table-cell/>
          <table:table-cell office:value-type="string">
            <text:p>冷</text:p>
          </table:table-cell>
          <table:table-cell office:value-type="string">
            <text:p>mɯɕtaʁ</text:p>
          </table:table-cell>
          <table:table-cell table:number-columns-repeated="6"/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ŋǎ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ŋo35</text:p>
          </table:table-cell>
          <table:table-cell/>
          <table:table-cell office:value-type="string">
            <text:p>我</text:p>
          </table:table-cell>
          <table:table-cell office:value-type="string">
            <text:p>aʑo</text:p>
          </table:table-cell>
          <table:table-cell office:value-type="string">
            <text:p>ŋa</text:p>
          </table:table-cell>
          <table:table-cell table:number-columns-repeated="5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thá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string">
            <text:p>ta33</text:p>
          </table:table-cell>
          <table:table-cell/>
          <table:table-cell office:value-type="string">
            <text:p>勿</text:p>
          </table:table-cell>
          <table:table-cell table:number-columns-repeated="7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sí ŋà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office:value-type="string">
            <text:p>so33wo35</text:p>
          </table:table-cell>
          <table:table-cell/>
          <table:table-cell office:value-type="string">
            <text:p>痒</text:p>
          </table:table-cell>
          <table:table-cell table:number-columns-repeated="7"/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lǎ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la33</text:p>
          </table:table-cell>
          <table:table-cell/>
          <table:table-cell office:value-type="string">
            <text:p>一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ɣǎ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wo55</text:p>
          </table:table-cell>
          <table:table-cell/>
          <table:table-cell office:value-type="string">
            <text:p>写</text:p>
          </table:table-cell>
          <table:table-cell office:value-type="string">
            <text:p>rɤt</text:p>
          </table:table-cell>
          <table:table-cell table:number-columns-repeated="6"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là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office:value-type="string">
            <text:p>lo35</text:p>
          </table:table-cell>
          <table:table-cell/>
          <table:table-cell office:value-type="string">
            <text:p>缝</text:p>
          </table:table-cell>
          <table:table-cell table:number-columns-repeated="7"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sâ</text:p>
          </table:table-cell>
          <table:table-cell office:value-type="string">
            <text:p>a</text:p>
          </table:table-cell>
          <table:table-cell office:value-type="float" office:value="53">
            <text:p>53</text:p>
          </table:table-cell>
          <table:table-cell office:value-type="string">
            <text:p>so55</text:p>
          </table:table-cell>
          <table:table-cell/>
          <table:table-cell office:value-type="string">
            <text:p>劈</text:p>
          </table:table-cell>
          <table:table-cell table:number-columns-repeated="7"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thá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织</text:p>
          </table:table-cell>
          <table:table-cell office:value-type="string">
            <text:p>taʁ</text:p>
          </table:table-cell>
          <table:table-cell office:value-type="string">
            <text:p>btags</text:p>
          </table:table-cell>
          <table:table-cell office:value-type="string">
            <text:p>织</text:p>
          </table:table-cell>
          <table:table-cell/>
          <table:table-cell office:value-type="string">
            <text:p>tô:</text:p>
          </table:table-cell>
          <table:table-cell table:number-columns-repeated="2"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xà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office:value-type="string">
            <text:p>xu35</text:p>
          </table:table-cell>
          <table:table-cell/>
          <table:table-cell office:value-type="string">
            <text:p>编</text:p>
          </table:table-cell>
          <table:table-cell table:number-columns-repeated="7"/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ɣǎ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wo55</text:p>
          </table:table-cell>
          <table:table-cell/>
          <table:table-cell office:value-type="string">
            <text:p>过(河)</text:p>
          </table:table-cell>
          <table:table-cell table:number-columns-repeated="7"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lǎ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lio21</text:p>
          </table:table-cell>
          <table:table-cell/>
          <table:table-cell office:value-type="string">
            <text:p>添</text:p>
          </table:table-cell>
          <table:table-cell/>
          <table:table-cell office:value-type="string">
            <text:p>ldag</text:p>
          </table:table-cell>
          <table:table-cell office:value-type="string">
            <text:p>食</text:p>
          </table:table-cell>
          <table:table-cell table:number-columns-repeated="4"/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ɣà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office:value-type="string">
            <text:p>wo35</text:p>
          </table:table-cell>
          <table:table-cell/>
          <table:table-cell office:value-type="string">
            <text:p>娶</text:p>
          </table:table-cell>
          <table:table-cell table:number-columns-repeated="7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tǎ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do33</text:p>
          </table:table-cell>
          <table:table-cell/>
          <table:table-cell office:value-type="string">
            <text:p>穿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mâ</text:p>
          </table:table-cell>
          <table:table-cell office:value-type="string">
            <text:p>a</text:p>
          </table:table-cell>
          <table:table-cell office:value-type="float" office:value="53">
            <text:p>53</text:p>
          </table:table-cell>
          <table:table-cell office:value-type="string">
            <text:p>mo33</text:p>
          </table:table-cell>
          <table:table-cell/>
          <table:table-cell office:value-type="string">
            <text:p>马</text:p>
          </table:table-cell>
          <table:table-cell table:number-columns-repeated="2"/>
          <table:table-cell office:value-type="string">
            <text:p>马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zà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鸡</text:p>
          </table:table-cell>
          <table:table-cell table:number-columns-repeated="5"/>
          <table:table-cell table:style-name="ce3" office:value-type="string">
            <text:p><text:span text:style-name="T1">4546 </text:span><text:span text:style-name="T2">羃</text:span><text:span text:style-name="T3">.jaar </text:span><text:span text:style-name="T1">2.75</text:span></text:p>
          </table:table-cell>
          <table:table-cell table:style-name="ce4" office:value-type="string">
            <text:p>k-ràk 0050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á ŋái</text:p>
          </table:table-cell>
          <table:table-cell office:value-type="string">
            <text:p>ai</text:p>
          </table:table-cell>
          <table:table-cell office:value-type="float" office:value="55">
            <text:p>55</text:p>
          </table:table-cell>
          <table:table-cell office:value-type="string">
            <text:p>a21ŋo35</text:p>
          </table:table-cell>
          <table:table-cell/>
          <table:table-cell office:value-type="string">
            <text:p>弟弟</text:p>
          </table:table-cell>
          <table:table-cell table:number-columns-repeated="7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á ŋái</text:p>
          </table:table-cell>
          <table:table-cell office:value-type="string">
            <text:p>ai</text:p>
          </table:table-cell>
          <table:table-cell office:value-type="float" office:value="55">
            <text:p>55</text:p>
          </table:table-cell>
          <table:table-cell office:value-type="string">
            <text:p>a21ɣɯ55</text:p>
          </table:table-cell>
          <table:table-cell/>
          <table:table-cell office:value-type="string">
            <text:p>针</text:p>
          </table:table-cell>
          <table:table-cell office:value-type="string">
            <text:p>taqaβ?</text:p>
          </table:table-cell>
          <table:table-cell table:number-columns-repeated="6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màn</text:p>
          </table:table-cell>
          <table:table-cell office:value-type="string">
            <text:p>an</text:p>
          </table:table-cell>
          <table:table-cell office:value-type="float" office:value="21">
            <text:p>21</text:p>
          </table:table-cell>
          <table:table-cell office:value-type="string">
            <text:p>mán55</text:p>
          </table:table-cell>
          <table:table-cell/>
          <table:table-cell office:value-type="string">
            <text:p>乳房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̀u</text:p>
          </table:table-cell>
          <table:table-cell office:value-type="string">
            <text:p>au</text:p>
          </table:table-cell>
          <table:table-cell office:value-type="float" office:value="21">
            <text:p>21</text:p>
          </table:table-cell>
          <table:table-cell office:value-type="string">
            <text:p>lo35 ji55</text:p>
          </table:table-cell>
          <table:table-cell/>
          <table:table-cell office:value-type="string">
            <text:p>太阳</text:p>
          </table:table-cell>
          <table:table-cell table:number-columns-repeated="7"/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tə̌n</text:p>
          </table:table-cell>
          <table:table-cell office:value-type="string">
            <text:p>ən</text:p>
          </table:table-cell>
          <table:table-cell office:value-type="float" office:value="35">
            <text:p>35</text:p>
          </table:table-cell>
          <table:table-cell office:value-type="string">
            <text:p>da35</text:p>
          </table:table-cell>
          <table:table-cell/>
          <table:table-cell office:value-type="string">
            <text:p>沉</text:p>
          </table:table-cell>
          <table:table-cell table:number-columns-repeated="7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z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男生殖器</text:p>
          </table:table-cell>
          <table:table-cell table:number-columns-repeated="7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tsî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string">
            <text:p>dzi33</text:p>
          </table:table-cell>
          <table:table-cell office:value-type="string">
            <text:p>dz</text:p>
          </table:table-cell>
          <table:table-cell office:value-type="string">
            <text:p>猪</text:p>
          </table:table-cell>
          <table:table-cell office:value-type="string">
            <text:p>ndza?</text:p>
          </table:table-cell>
          <table:table-cell table:number-columns-repeated="6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ɕî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string">
            <text:p>ɕi33</text:p>
          </table:table-cell>
          <table:table-cell/>
          <table:table-cell office:value-type="string">
            <text:p>快（刀）</text:p>
          </table:table-cell>
          <table:table-cell table:number-columns-repeated="7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sí pa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ɕi33di35</text:p>
          </table:table-cell>
          <table:table-cell/>
          <table:table-cell office:value-type="string">
            <text:p>衣服</text:p>
          </table:table-cell>
          <table:table-cell table:number-columns-repeated="7"/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thî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string">
            <text:p>thi55</text:p>
          </table:table-cell>
          <table:table-cell/>
          <table:table-cell office:value-type="string">
            <text:p>等</text:p>
          </table:table-cell>
          <table:table-cell table:number-columns-repeated="7"/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ph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a33phi35</text:p>
          </table:table-cell>
          <table:table-cell/>
          <table:table-cell office:value-type="string">
            <text:p>分配</text:p>
          </table:table-cell>
          <table:table-cell table:number-columns-repeated="7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tɕî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string">
            <text:p>dʑi21</text:p>
          </table:table-cell>
          <table:table-cell/>
          <table:table-cell office:value-type="string">
            <text:p>骑</text:p>
          </table:table-cell>
          <table:table-cell table:number-columns-repeated="7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lǎ tɕ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wu33tɕi33</text:p>
          </table:table-cell>
          <table:table-cell/>
          <table:table-cell office:value-type="string">
            <text:p>麂子</text:p>
          </table:table-cell>
          <table:table-cell table:number-columns-repeated="7"/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ǎ s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a33ɕi33</text:p>
          </table:table-cell>
          <table:table-cell/>
          <table:table-cell office:value-type="string">
            <text:p>新</text:p>
          </table:table-cell>
          <table:table-cell office:value-type="string">
            <text:p>ɕɤɣ</text:p>
          </table:table-cell>
          <table:table-cell table:number-columns-repeated="6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tsǐ ɯè tsì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tsi21tsi21</text:p>
          </table:table-cell>
          <table:table-cell/>
          <table:table-cell office:value-type="string">
            <text:p>侄子</text:p>
          </table:table-cell>
          <table:table-cell office:value-type="string">
            <text:p>tɯ-ftsa</text:p>
          </table:table-cell>
          <table:table-cell office:value-type="string">
            <text:p>tsha.bo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ɕ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ɕi33</text:p>
          </table:table-cell>
          <table:table-cell/>
          <table:table-cell office:value-type="string">
            <text:p>锡</text:p>
          </table:table-cell>
          <table:table-cell table:number-columns-repeated="2"/>
          <table:table-cell office:value-type="string">
            <text:p>锡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a21si21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si33</text:p>
          </table:table-cell>
          <table:table-cell/>
          <table:table-cell office:value-type="string">
            <text:p>白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î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地</text:p>
          </table:table-cell>
          <table:table-cell table:number-columns-repeated="2"/>
          <table:table-cell office:value-type="string">
            <text:p>地</text:p>
          </table:table-cell>
          <table:table-cell table:number-columns-repeated="4"/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tsǐ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dʑi21</text:p>
          </table:table-cell>
          <table:table-cell/>
          <table:table-cell office:value-type="string">
            <text:p>哭</text:p>
          </table:table-cell>
          <table:table-cell table:number-columns-repeated="7"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ǎ tsh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a33tshi33</text:p>
          </table:table-cell>
          <table:table-cell/>
          <table:table-cell office:value-type="string">
            <text:p>爱</text:p>
          </table:table-cell>
          <table:table-cell table:number-columns-repeated="7"/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z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zi35</text:p>
          </table:table-cell>
          <table:table-cell/>
          <table:table-cell office:value-type="string">
            <text:p>多</text:p>
          </table:table-cell>
          <table:table-cell table:number-columns-repeated="7"/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s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ɕi35</text:p>
          </table:table-cell>
          <table:table-cell/>
          <table:table-cell office:value-type="string">
            <text:p>梳</text:p>
          </table:table-cell>
          <table:table-cell table:number-columns-repeated="7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ph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破</text:p>
          </table:table-cell>
          <table:table-cell office:value-type="string">
            <text:p>prɤt?</text:p>
          </table:table-cell>
          <table:table-cell table:number-columns-repeated="6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tǐ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dɯ33</text:p>
          </table:table-cell>
          <table:table-cell/>
          <table:table-cell office:value-type="string">
            <text:p>生病</text:p>
          </table:table-cell>
          <table:table-cell table:number-columns-repeated="7"/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ɲǐ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ɲi35</text:p>
          </table:table-cell>
          <table:table-cell/>
          <table:table-cell office:value-type="string">
            <text:p>你</text:p>
          </table:table-cell>
          <table:table-cell office:value-type="string">
            <text:p>nɤʑo</text:p>
          </table:table-cell>
          <table:table-cell table:number-columns-repeated="6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ts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dzi35</text:p>
          </table:table-cell>
          <table:table-cell office:value-type="string">
            <text:p>dz</text:p>
          </table:table-cell>
          <table:table-cell office:value-type="string">
            <text:p>饭</text:p>
          </table:table-cell>
          <table:table-cell office:value-type="string">
            <text:p>ndza</text:p>
          </table:table-cell>
          <table:table-cell table:number-columns-repeated="6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ə̌n tɕh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kɯ35tɕi55dɯ35</text:p>
          </table:table-cell>
          <table:table-cell/>
          <table:table-cell office:value-type="string">
            <text:p>鼻子</text:p>
          </table:table-cell>
          <table:table-cell table:number-columns-repeated="7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lǐ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ləin33</text:p>
          </table:table-cell>
          <table:table-cell/>
          <table:table-cell office:value-type="string">
            <text:p>老虎</text:p>
          </table:table-cell>
          <table:table-cell table:number-columns-repeated="6"/>
          <table:table-cell table:style-name="ce5" office:value-type="string">
            <text:p>k-la² 13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s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si35</text:p>
          </table:table-cell>
          <table:table-cell/>
          <table:table-cell office:value-type="string">
            <text:p>肉</text:p>
          </table:table-cell>
          <table:table-cell office:value-type="string">
            <text:p>tɯ-ɕa</text:p>
          </table:table-cell>
          <table:table-cell office:value-type="string">
            <text:p>ɕa</text:p>
          </table:table-cell>
          <table:table-cell table:number-columns-repeated="5"/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pí thie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bi55</text:p>
          </table:table-cell>
          <table:table-cell/>
          <table:table-cell office:value-type="string">
            <text:p>平</text:p>
          </table:table-cell>
          <table:table-cell table:number-columns-repeated="2"/>
          <table:table-cell office:value-type="string">
            <text:p>平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á ts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table:number-columns-repeated="3"/>
          <table:table-cell office:value-type="string">
            <text:p>ɕte?</text:p>
          </table:table-cell>
          <table:table-cell table:number-columns-repeated="6"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z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zi33</text:p>
          </table:table-cell>
          <table:table-cell/>
          <table:table-cell office:value-type="string">
            <text:p>做</text:p>
          </table:table-cell>
          <table:table-cell table:number-columns-repeated="7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phǐ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phi55</text:p>
          </table:table-cell>
          <table:table-cell/>
          <table:table-cell office:value-type="string">
            <text:p>吐</text:p>
          </table:table-cell>
          <table:table-cell office:value-type="string">
            <text:p>mɯjphɤt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à th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a21di35</text:p>
          </table:table-cell>
          <table:table-cell/>
          <table:table-cell office:value-type="string">
            <text:p>下面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xɯ21</text:p>
          </table:table-cell>
          <table:table-cell/>
          <table:table-cell office:value-type="string">
            <text:p>月（一月）</text:p>
          </table:table-cell>
          <table:table-cell table:number-columns-repeated="7"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j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bo21ji35</text:p>
          </table:table-cell>
          <table:table-cell/>
          <table:table-cell office:value-type="string">
            <text:p>看见</text:p>
          </table:table-cell>
          <table:table-cell table:number-columns-repeated="7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pǔlí ts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su35bu21 dʑi35</text:p>
          </table:table-cell>
          <table:table-cell/>
          <table:table-cell office:value-type="string">
            <text:p>结果</text:p>
          </table:table-cell>
          <table:table-cell table:number-columns-repeated="7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ph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pi35</text:p>
          </table:table-cell>
          <table:table-cell/>
          <table:table-cell office:value-type="string">
            <text:p>一件（衣服）</text:p>
          </table:table-cell>
          <table:table-cell table:number-columns-repeated="7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tɕhíɲ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ɲie35</text:p>
          </table:table-cell>
          <table:table-cell/>
          <table:table-cell office:value-type="string">
            <text:p>闭上（眼睛）</text:p>
          </table:table-cell>
          <table:table-cell table:number-columns-repeated="7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lǐ pú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bu33lɯe21</text:p>
          </table:table-cell>
          <table:table-cell/>
          <table:table-cell office:value-type="string">
            <text:p>稻子</text:p>
          </table:table-cell>
          <table:table-cell table:number-columns-repeated="7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s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草</text:p>
          </table:table-cell>
          <table:table-cell office:value-type="string">
            <text:p>xɕaj?</text:p>
          </table:table-cell>
          <table:table-cell table:number-columns-repeated="6"/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tsî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string">
            <text:p>dʑi35</text:p>
          </table:table-cell>
          <table:table-cell/>
          <table:table-cell office:value-type="string">
            <text:p>一两</text:p>
          </table:table-cell>
          <table:table-cell table:number-columns-repeated="7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sí s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a21si55</text:p>
          </table:table-cell>
          <table:table-cell/>
          <table:table-cell office:value-type="string">
            <text:p>虱子</text:p>
          </table:table-cell>
          <table:table-cell office:value-type="string">
            <text:p>zrɯɣ</text:p>
          </table:table-cell>
          <table:table-cell office:value-type="string">
            <text:p>ɕig</text:p>
          </table:table-cell>
          <table:table-cell office:value-type="string">
            <text:p>虱</text:p>
          </table:table-cell>
          <table:table-cell table:number-columns-repeated="4"/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tá ɕ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a33ɕi21</text:p>
          </table:table-cell>
          <table:table-cell/>
          <table:table-cell office:value-type="string">
            <text:p>帮助</text:p>
          </table:table-cell>
          <table:table-cell table:number-columns-repeated="7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tsáu ts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tsau55tsi33</text:p>
          </table:table-cell>
          <table:table-cell/>
          <table:table-cell office:value-type="string">
            <text:p>爪子</text:p>
          </table:table-cell>
          <table:table-cell table:number-columns-repeated="2"/>
          <table:table-cell office:value-type="string">
            <text:p>爪子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thǐ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thɯe55</text:p>
          </table:table-cell>
          <table:table-cell/>
          <table:table-cell office:value-type="string">
            <text:p>点火</text:p>
          </table:table-cell>
          <table:table-cell table:number-columns-repeated="7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mǐ mí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a21ɲi55</text:p>
          </table:table-cell>
          <table:table-cell/>
          <table:table-cell office:value-type="string">
            <text:p>竹笋</text:p>
          </table:table-cell>
          <table:table-cell table:number-columns-repeated="7"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tɕhî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string">
            <text:p>tɕhi55</text:p>
          </table:table-cell>
          <table:table-cell/>
          <table:table-cell office:value-type="string">
            <text:p>称</text:p>
          </table:table-cell>
          <table:table-cell table:number-columns-repeated="7"/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lí s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lɯ33si33</text:p>
          </table:table-cell>
          <table:table-cell/>
          <table:table-cell office:value-type="string">
            <text:p>喜欢</text:p>
          </table:table-cell>
          <table:table-cell table:number-columns-repeated="7"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tshí tsh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mu21tshi21</text:p>
          </table:table-cell>
          <table:table-cell/>
          <table:table-cell office:value-type="string">
            <text:p>字</text:p>
          </table:table-cell>
          <table:table-cell table:number-columns-repeated="2"/>
          <table:table-cell office:value-type="string">
            <text:p>字</text:p>
          </table:table-cell>
          <table:table-cell table:number-columns-repeated="4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pǎu tɕh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jie33tɕhi33</text:p>
          </table:table-cell>
          <table:table-cell/>
          <table:table-cell office:value-type="string">
            <text:p>雉</text:p>
          </table:table-cell>
          <table:table-cell table:number-columns-repeated="7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tɕ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a21dʑi35</text:p>
          </table:table-cell>
          <table:table-cell/>
          <table:table-cell office:value-type="string">
            <text:p>脚</text:p>
          </table:table-cell>
          <table:table-cell table:number-columns-repeated="7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t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dɯi35</text:p>
          </table:table-cell>
          <table:table-cell/>
          <table:table-cell office:value-type="string">
            <text:p>要</text:p>
          </table:table-cell>
          <table:table-cell table:number-columns-repeated="7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sí s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si33ta35</text:p>
          </table:table-cell>
          <table:table-cell/>
          <table:table-cell office:value-type="string">
            <text:p>牙齿</text:p>
          </table:table-cell>
          <table:table-cell office:value-type="string">
            <text:p>tɯ-ɕɣa</text:p>
          </table:table-cell>
          <table:table-cell office:value-type="string">
            <text:p>so</text:p>
          </table:table-cell>
          <table:table-cell table:number-columns-repeated="5"/>
        </table:table-row>
        <table:table-row table:style-name="ro1">
          <table:table-cell table:style-name="ce1" office:value-type="float" office:value="843">
            <text:p>843</text:p>
          </table:table-cell>
          <table:table-cell office:value-type="string">
            <text:p>á lí</text:p>
          </table:table-cell>
          <table:table-cell office:value-type="string">
            <text:p>i</text:p>
          </table:table-cell>
          <table:table-cell table:number-columns-repeated="3"/>
          <table:table-cell office:value-type="string">
            <text:p>换</text:p>
          </table:table-cell>
          <table:table-cell table:number-columns-repeated="2"/>
          <table:table-cell office:value-type="string">
            <text:p>易</text:p>
          </table:table-cell>
          <table:table-cell table:number-columns-repeated="4"/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tshî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string">
            <text:p>tɕhi33</text:p>
          </table:table-cell>
          <table:table-cell/>
          <table:table-cell office:value-type="string">
            <text:p>大</text:p>
          </table:table-cell>
          <table:table-cell table:number-columns-repeated="7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tɕ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a35dʑie55</text:p>
          </table:table-cell>
          <table:table-cell/>
          <table:table-cell office:value-type="string">
            <text:p>手</text:p>
          </table:table-cell>
          <table:table-cell table:number-columns-repeated="7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z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zie35bie21</text:p>
          </table:table-cell>
          <table:table-cell/>
          <table:table-cell office:value-type="string">
            <text:p>老鼠</text:p>
          </table:table-cell>
          <table:table-cell office:value-type="string">
            <text:p>βʑɯ?</text:p>
          </table:table-cell>
          <table:table-cell table:number-columns-repeated="6"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l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lie55</text:p>
          </table:table-cell>
          <table:table-cell/>
          <table:table-cell office:value-type="string">
            <text:p>给</text:p>
          </table:table-cell>
          <table:table-cell table:number-columns-repeated="7"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ɲ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ɲie33</text:p>
          </table:table-cell>
          <table:table-cell/>
          <table:table-cell office:value-type="string">
            <text:p>睡</text:p>
          </table:table-cell>
          <table:table-cell table:number-columns-repeated="7"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sié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sie55</text:p>
          </table:table-cell>
          <table:table-cell/>
          <table:table-cell office:value-type="string">
            <text:p>插</text:p>
          </table:table-cell>
          <table:table-cell table:number-columns-repeated="7"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j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mu33ɲie33</text:p>
          </table:table-cell>
          <table:table-cell/>
          <table:table-cell office:value-type="string">
            <text:p>擦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ɯě ts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zie35dzi55</text:p>
          </table:table-cell>
          <table:table-cell office:value-type="string">
            <text:p>dz</text:p>
          </table:table-cell>
          <table:table-cell office:value-type="string">
            <text:p>雨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ɕiê</text:p>
          </table:table-cell>
          <table:table-cell office:value-type="string">
            <text:p>ie</text:p>
          </table:table-cell>
          <table:table-cell office:value-type="float" office:value="53">
            <text:p>53</text:p>
          </table:table-cell>
          <table:table-cell office:value-type="string">
            <text:p>ɕie35</text:p>
          </table:table-cell>
          <table:table-cell/>
          <table:table-cell office:value-type="string">
            <text:p>铁</text:p>
          </table:table-cell>
          <table:table-cell office:value-type="string">
            <text:p>ɕom</text:p>
          </table:table-cell>
          <table:table-cell table:number-columns-repeated="6"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th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thie55</text:p>
          </table:table-cell>
          <table:table-cell/>
          <table:table-cell office:value-type="string">
            <text:p>摘</text:p>
          </table:table-cell>
          <table:table-cell table:number-columns-repeated="7"/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tɕiê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a33dʑie33</text:p>
          </table:table-cell>
          <table:table-cell/>
          <table:table-cell office:value-type="string">
            <text:p>追赶</text:p>
          </table:table-cell>
          <table:table-cell table:number-columns-repeated="7"/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ɲ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七</text:p>
          </table:table-cell>
          <table:table-cell office:value-type="string">
            <text:p>kɯɕnɯz</text:p>
          </table:table-cell>
          <table:table-cell table:number-columns-repeated="6"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sié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sie55</text:p>
          </table:table-cell>
          <table:table-cell/>
          <table:table-cell office:value-type="string">
            <text:p>播</text:p>
          </table:table-cell>
          <table:table-cell table:number-columns-repeated="7"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m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mi55</text:p>
          </table:table-cell>
          <table:table-cell/>
          <table:table-cell office:value-type="string">
            <text:p>吹</text:p>
          </table:table-cell>
          <table:table-cell office:value-type="string">
            <text:p>ɣɤmɯt</text:p>
          </table:table-cell>
          <table:table-cell table:number-columns-repeated="6"/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tié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dɯe55</text:p>
          </table:table-cell>
          <table:table-cell/>
          <table:table-cell office:value-type="string">
            <text:p>慢</text:p>
          </table:table-cell>
          <table:table-cell table:number-columns-repeated="7"/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t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die55</text:p>
          </table:table-cell>
          <table:table-cell/>
          <table:table-cell office:value-type="string">
            <text:p>想</text:p>
          </table:table-cell>
          <table:table-cell table:number-columns-repeated="7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tɕh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tɕhie35</text:p>
          </table:table-cell>
          <table:table-cell/>
          <table:table-cell office:value-type="string">
            <text:p>咀嚼</text:p>
          </table:table-cell>
          <table:table-cell table:number-columns-repeated="7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tshiè tshié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a21zie21dzie21</text:p>
          </table:table-cell>
          <table:table-cell/>
          <table:table-cell office:value-type="string">
            <text:p>糖</text:p>
          </table:table-cell>
          <table:table-cell table:number-columns-repeated="7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tɕié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tɕie33</text:p>
          </table:table-cell>
          <table:table-cell/>
          <table:table-cell office:value-type="string">
            <text:p>揭开</text:p>
          </table:table-cell>
          <table:table-cell table:number-columns-repeated="7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miê</text:p>
          </table:table-cell>
          <table:table-cell office:value-type="string">
            <text:p>ie</text:p>
          </table:table-cell>
          <table:table-cell office:value-type="float" office:value="53">
            <text:p>53</text:p>
          </table:table-cell>
          <table:table-cell office:value-type="string">
            <text:p>mie21mie21</text:p>
          </table:table-cell>
          <table:table-cell/>
          <table:table-cell office:value-type="string">
            <text:p>血</text:p>
          </table:table-cell>
          <table:table-cell table:number-columns-repeated="2"/>
          <table:table-cell office:value-type="string">
            <text:p>血?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á t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a35die55</text:p>
          </table:table-cell>
          <table:table-cell/>
          <table:table-cell office:value-type="string">
            <text:p>腰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ziě sú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zie33ŋɯe21</text:p>
          </table:table-cell>
          <table:table-cell/>
          <table:table-cell office:value-type="string">
            <text:p>风</text:p>
          </table:table-cell>
          <table:table-cell office:value-type="string">
            <text:p>qale?</text:p>
          </table:table-cell>
          <table:table-cell table:number-columns-repeated="6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zié pǐ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zie21bie21</text:p>
          </table:table-cell>
          <table:table-cell/>
          <table:table-cell office:value-type="string">
            <text:p>孙子</text:p>
          </table:table-cell>
          <table:table-cell table:number-columns-repeated="7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s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sie21</text:p>
          </table:table-cell>
          <table:table-cell/>
          <table:table-cell office:value-type="string">
            <text:p>屎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sh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tshie35</text:p>
          </table:table-cell>
          <table:table-cell/>
          <table:table-cell office:value-type="string">
            <text:p>水</text:p>
          </table:table-cell>
          <table:table-cell table:number-columns-repeated="7"/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ɲié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lie55</text:p>
          </table:table-cell>
          <table:table-cell/>
          <table:table-cell office:value-type="string">
            <text:p>二</text:p>
          </table:table-cell>
          <table:table-cell office:value-type="string">
            <text:p>ʁnɯz</text:p>
          </table:table-cell>
          <table:table-cell office:value-type="string">
            <text:p>gɲis</text:p>
          </table:table-cell>
          <table:table-cell table:number-columns-repeated="5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liè phǒŋ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lia35tɯ55</text:p>
          </table:table-cell>
          <table:table-cell/>
          <table:table-cell office:value-type="string">
            <text:p>尾巴</text:p>
          </table:table-cell>
          <table:table-cell table:number-columns-repeated="7"/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tǎ p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bie35</text:p>
          </table:table-cell>
          <table:table-cell/>
          <table:table-cell office:value-type="string">
            <text:p>先</text:p>
          </table:table-cell>
          <table:table-cell table:number-columns-repeated="7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á lié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lie21</text:p>
          </table:table-cell>
          <table:table-cell/>
          <table:table-cell office:value-type="string">
            <text:p>蛋</text:p>
          </table:table-cell>
          <table:table-cell table:number-columns-repeated="7"/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zié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zie33</text:p>
          </table:table-cell>
          <table:table-cell/>
          <table:table-cell office:value-type="string">
            <text:p>四</text:p>
          </table:table-cell>
          <table:table-cell office:value-type="string">
            <text:p>kɯβde</text:p>
          </table:table-cell>
          <table:table-cell office:value-type="string">
            <text:p>bʑi</text:p>
          </table:table-cell>
          <table:table-cell table:number-columns-repeated="5"/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j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八</text:p>
          </table:table-cell>
          <table:table-cell office:value-type="string">
            <text:p>kɯrcat</text:p>
          </table:table-cell>
          <table:table-cell office:value-type="string">
            <text:p>brgʲad</text:p>
          </table:table-cell>
          <table:table-cell table:number-columns-repeated="5"/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sá s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a33si33</text:p>
          </table:table-cell>
          <table:table-cell/>
          <table:table-cell office:value-type="string">
            <text:p>谁</text:p>
          </table:table-cell>
          <table:table-cell office:value-type="string">
            <text:p>ɕɯ</text:p>
          </table:table-cell>
          <table:table-cell office:value-type="string">
            <text:p>su</text:p>
          </table:table-cell>
          <table:table-cell table:number-columns-repeated="5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s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sie33</text:p>
          </table:table-cell>
          <table:table-cell/>
          <table:table-cell office:value-type="string">
            <text:p>死</text:p>
          </table:table-cell>
          <table:table-cell office:value-type="string">
            <text:p>si</text:p>
          </table:table-cell>
          <table:table-cell office:value-type="string">
            <text:p>ɕi</text:p>
          </table:table-cell>
          <table:table-cell office:value-type="string">
            <text:p>死</text:p>
          </table:table-cell>
          <table:table-cell table:number-columns-repeated="4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á z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a21zie35</text:p>
          </table:table-cell>
          <table:table-cell/>
          <table:table-cell office:value-type="string">
            <text:p>鬼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ɲié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ɲie21</text:p>
          </table:table-cell>
          <table:table-cell/>
          <table:table-cell office:value-type="string">
            <text:p>天（日）</text:p>
          </table:table-cell>
          <table:table-cell office:value-type="string">
            <text:p>tɯ-sŋi</text:p>
          </table:table-cell>
          <table:table-cell office:value-type="string">
            <text:p>ɲin</text:p>
          </table:table-cell>
          <table:table-cell office:value-type="string">
            <text:p>日</text:p>
          </table:table-cell>
          <table:table-cell table:number-columns-repeated="4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lié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lɯe55</text:p>
          </table:table-cell>
          <table:table-cell/>
          <table:table-cell office:value-type="string">
            <text:p>生（蛋）</text:p>
          </table:table-cell>
          <table:table-cell table:number-columns-repeated="7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tɕí tɕiê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mu33dʑi21</text:p>
          </table:table-cell>
          <table:table-cell/>
          <table:table-cell office:value-type="string">
            <text:p>飞</text:p>
          </table:table-cell>
          <table:table-cell table:number-columns-repeated="7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pí l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lie35</text:p>
          </table:table-cell>
          <table:table-cell/>
          <table:table-cell office:value-type="string">
            <text:p>落</text:p>
          </table:table-cell>
          <table:table-cell table:number-columns-repeated="7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s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sie35</text:p>
          </table:table-cell>
          <table:table-cell/>
          <table:table-cell office:value-type="string">
            <text:p>药</text:p>
          </table:table-cell>
          <table:table-cell table:number-columns-repeated="7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z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zie21</text:p>
          </table:table-cell>
          <table:table-cell/>
          <table:table-cell office:value-type="string">
            <text:p>酒</text:p>
          </table:table-cell>
          <table:table-cell table:number-columns-repeated="7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ə̀n tɕh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耳朵</text:p>
          </table:table-cell>
          <table:table-cell table:number-columns-repeated="7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th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女生殖器</text:p>
          </table:table-cell>
          <table:table-cell table:number-columns-repeated="7"/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ɲiê</text:p>
          </table:table-cell>
          <table:table-cell office:value-type="string">
            <text:p>ie</text:p>
          </table:table-cell>
          <table:table-cell office:value-type="float" office:value="53">
            <text:p>53</text:p>
          </table:table-cell>
          <table:table-cell office:value-type="string">
            <text:p>ɲie21</text:p>
          </table:table-cell>
          <table:table-cell/>
          <table:table-cell office:value-type="string">
            <text:p>笑</text:p>
          </table:table-cell>
          <table:table-cell table:number-columns-repeated="7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tɕín</text:p>
          </table:table-cell>
          <table:table-cell office:value-type="string">
            <text:p>in</text:p>
          </table:table-cell>
          <table:table-cell office:value-type="float" office:value="55">
            <text:p>55</text:p>
          </table:table-cell>
          <table:table-cell office:value-type="string">
            <text:p>tɕin55xo21</text:p>
          </table:table-cell>
          <table:table-cell/>
          <table:table-cell office:value-type="string">
            <text:p>筋</text:p>
          </table:table-cell>
          <table:table-cell table:number-columns-repeated="2"/>
          <table:table-cell office:value-type="string">
            <text:p>筋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lí lì</text:p>
          </table:table-cell>
          <table:table-cell office:value-type="string">
            <text:p>li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跳蚤</text:p>
          </table:table-cell>
          <table:table-cell office:value-type="string">
            <text:p>mdzadi</text:p>
          </table:table-cell>
          <table:table-cell office:value-type="string">
            <text:p>ldʑi.ba</text:p>
          </table:table-cell>
          <table:table-cell table:number-columns-repeated="5"/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kǒ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 office:value-type="string">
            <text:p>ka35</text:p>
          </table:table-cell>
          <table:table-cell/>
          <table:table-cell office:value-type="string">
            <text:p>他</text:p>
          </table:table-cell>
          <table:table-cell table:number-columns-repeated="7"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wó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office:value-type="string">
            <text:p>ŋa55</text:p>
          </table:table-cell>
          <table:table-cell/>
          <table:table-cell office:value-type="string">
            <text:p>洗</text:p>
          </table:table-cell>
          <table:table-cell table:number-columns-repeated="7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thì khǒ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 office:value-type="string">
            <text:p>di21kho21</text:p>
          </table:table-cell>
          <table:table-cell/>
          <table:table-cell office:value-type="string">
            <text:p>蹄</text:p>
          </table:table-cell>
          <table:table-cell table:number-columns-repeated="7"/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phó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office:value-type="string">
            <text:p>pha55</text:p>
          </table:table-cell>
          <table:table-cell/>
          <table:table-cell office:value-type="string">
            <text:p>放掉</text:p>
          </table:table-cell>
          <table:table-cell table:number-columns-repeated="7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khò</text:p>
          </table:table-cell>
          <table:table-cell office:value-type="string">
            <text:p>o</text:p>
          </table:table-cell>
          <table:table-cell office:value-type="float" office:value="21">
            <text:p>21</text:p>
          </table:table-cell>
          <table:table-cell office:value-type="string">
            <text:p>kha35</text:p>
          </table:table-cell>
          <table:table-cell/>
          <table:table-cell office:value-type="string">
            <text:p>断</text:p>
          </table:table-cell>
          <table:table-cell table:number-columns-repeated="7"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khù lólò</text:p>
          </table:table-cell>
          <table:table-cell office:value-type="string">
            <text:p>o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圆</text:p>
          </table:table-cell>
          <table:table-cell/>
          <table:table-cell office:value-type="string">
            <text:p>zlum</text:p>
          </table:table-cell>
          <table:table-cell table:number-columns-repeated="5"/>
        </table:table-row>
        <table:table-row table:style-name="ro3">
          <table:table-cell office:value-type="float" office:value="646">
            <text:p>646</text:p>
          </table:table-cell>
          <table:table-cell office:value-type="string">
            <text:p>tshó (669 带)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office:value-type="string">
            <text:p>dzo35</text:p>
          </table:table-cell>
          <table:table-cell/>
          <table:table-cell office:value-type="string">
            <text:p>拿</text:p>
          </table:table-cell>
          <table:table-cell/>
          <table:table-cell office:value-type="string">
            <text:p>bzuŋ?</text:p>
          </table:table-cell>
          <table:table-cell table:number-columns-repeated="5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ló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office:value-type="string">
            <text:p>la33xɯ33</text:p>
          </table:table-cell>
          <table:table-cell/>
          <table:table-cell office:value-type="string">
            <text:p>暖和</text:p>
          </table:table-cell>
          <table:table-cell table:number-columns-repeated="7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tá thô</text:p>
          </table:table-cell>
          <table:table-cell office:value-type="string">
            <text:p>o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横</text:p>
          </table:table-cell>
          <table:table-cell office:value-type="string">
            <text:p>xthom?</text:p>
          </table:table-cell>
          <table:table-cell table:number-columns-repeated="6"/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wò</text:p>
          </table:table-cell>
          <table:table-cell office:value-type="string">
            <text:p>o</text:p>
          </table:table-cell>
          <table:table-cell office:value-type="float" office:value="21">
            <text:p>21</text:p>
          </table:table-cell>
          <table:table-cell office:value-type="string">
            <text:p>ɣɯ35</text:p>
          </table:table-cell>
          <table:table-cell/>
          <table:table-cell office:value-type="string">
            <text:p>六</text:p>
          </table:table-cell>
          <table:table-cell office:value-type="string">
            <text:p>kɯtʂɤɣ</text:p>
          </table:table-cell>
          <table:table-cell office:value-type="string">
            <text:p>drug</text:p>
          </table:table-cell>
          <table:table-cell table:number-columns-repeated="5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ɕiétsò</text:p>
          </table:table-cell>
          <table:table-cell office:value-type="string">
            <text:p>o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铁匠</text:p>
          </table:table-cell>
          <table:table-cell table:number-columns-repeated="2"/>
          <table:table-cell office:value-type="string">
            <text:p>匠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wô</text:p>
          </table:table-cell>
          <table:table-cell office:value-type="string">
            <text:p>o</text:p>
          </table:table-cell>
          <table:table-cell office:value-type="float" office:value="53">
            <text:p>53</text:p>
          </table:table-cell>
          <table:table-cell office:value-type="string">
            <text:p>a33</text:p>
          </table:table-cell>
          <table:table-cell/>
          <table:table-cell office:value-type="string">
            <text:p>背</text:p>
          </table:table-cell>
          <table:table-cell table:number-columns-repeated="7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wò</text:p>
          </table:table-cell>
          <table:table-cell office:value-type="string">
            <text:p>o</text:p>
          </table:table-cell>
          <table:table-cell office:value-type="float" office:value="21">
            <text:p>21</text:p>
          </table:table-cell>
          <table:table-cell office:value-type="string">
            <text:p>wi33</text:p>
          </table:table-cell>
          <table:table-cell/>
          <table:table-cell office:value-type="string">
            <text:p>包围</text:p>
          </table:table-cell>
          <table:table-cell table:number-columns-repeated="7"/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kú ló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office:value-type="string">
            <text:p>ku35lu55</text:p>
          </table:table-cell>
          <table:table-cell/>
          <table:table-cell office:value-type="string">
            <text:p>滚</text:p>
          </table:table-cell>
          <table:table-cell table:number-columns-repeated="7"/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só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office:value-type="string">
            <text:p>sa55</text:p>
          </table:table-cell>
          <table:table-cell/>
          <table:table-cell office:value-type="string">
            <text:p>三</text:p>
          </table:table-cell>
          <table:table-cell office:value-type="string">
            <text:p>χsɯm</text:p>
          </table:table-cell>
          <table:table-cell office:value-type="string">
            <text:p>gsum</text:p>
          </table:table-cell>
          <table:table-cell table:number-columns-repeated="5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tshié khɯè; khó tshó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枕头</text:p>
          </table:table-cell>
          <table:table-cell office:value-type="string">
            <text:p>tɤ-mkɯm</text:p>
          </table:table-cell>
          <table:table-cell/>
          <table:table-cell office:value-type="string">
            <text:p>枕</text:p>
          </table:table-cell>
          <table:table-cell table:number-columns-repeated="4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tshô</text:p>
          </table:table-cell>
          <table:table-cell office:value-type="string">
            <text:p>o</text:p>
          </table:table-cell>
          <table:table-cell office:value-type="float" office:value="53">
            <text:p>53</text:p>
          </table:table-cell>
          <table:table-cell office:value-type="string">
            <text:p>tsha33bu21</text:p>
          </table:table-cell>
          <table:table-cell/>
          <table:table-cell office:value-type="string">
            <text:p>房屋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ŋô</text:p>
          </table:table-cell>
          <table:table-cell office:value-type="string">
            <text:p>o</text:p>
          </table:table-cell>
          <table:table-cell office:value-type="float" office:value="53">
            <text:p>53</text:p>
          </table:table-cell>
          <table:table-cell office:value-type="string">
            <text:p>ŋa21</text:p>
          </table:table-cell>
          <table:table-cell/>
          <table:table-cell office:value-type="string">
            <text:p>银子</text:p>
          </table:table-cell>
          <table:table-cell table:number-columns-repeated="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zǒ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 office:value-type="string">
            <text:p>zo33</text:p>
          </table:table-cell>
          <table:table-cell/>
          <table:table-cell office:value-type="string">
            <text:p>羊</text:p>
          </table:table-cell>
          <table:table-cell office:value-type="string">
            <text:p>qaʑo</text:p>
          </table:table-cell>
          <table:table-cell office:value-type="string">
            <text:p>gjaŋ</text:p>
          </table:table-cell>
          <table:table-cell office:value-type="string">
            <text:p>羊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màu thó lí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office:value-type="string">
            <text:p>thu35</text:p>
          </table:table-cell>
          <table:table-cell/>
          <table:table-cell office:value-type="string">
            <text:p>兔子</text:p>
          </table:table-cell>
          <table:table-cell office:value-type="string">
            <text:p>qala? (=li)</text:p>
          </table:table-cell>
          <table:table-cell/>
          <table:table-cell office:value-type="string">
            <text:p>兔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phókhɯ̀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office:value-type="string">
            <text:p>phɯe55dɯ33</text:p>
          </table:table-cell>
          <table:table-cell/>
          <table:table-cell office:value-type="string">
            <text:p>斧头</text:p>
          </table:table-cell>
          <table:table-cell office:value-type="string">
            <text:p>tɯ-rpa?</text:p>
          </table:table-cell>
          <table:table-cell table:number-columns-repeated="6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khó pá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头</text:p>
          </table:table-cell>
          <table:table-cell office:value-type="string">
            <text:p>tɯ-ku</text:p>
          </table:table-cell>
          <table:table-cell office:value-type="string">
            <text:p>mgo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wô</text:p>
          </table:table-cell>
          <table:table-cell office:value-type="string">
            <text:p>o</text:p>
          </table:table-cell>
          <table:table-cell office:value-type="float" office:value="53">
            <text:p>53</text:p>
          </table:table-cell>
          <table:table-cell office:value-type="string">
            <text:p>tɯ55phɯe35</text:p>
          </table:table-cell>
          <table:table-cell/>
          <table:table-cell office:value-type="string">
            <text:p>蛇</text:p>
          </table:table-cell>
          <table:table-cell office:value-type="string">
            <text:p>qapri</text:p>
          </table:table-cell>
          <table:table-cell office:value-type="string">
            <text:p>sbrul</text:p>
          </table:table-cell>
          <table:table-cell table:number-columns-repeated="5"/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phó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office:value-type="string">
            <text:p>pha55</text:p>
          </table:table-cell>
          <table:table-cell/>
          <table:table-cell office:value-type="string">
            <text:p>嫁</text:p>
          </table:table-cell>
          <table:table-cell table:number-columns-repeated="7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lô</text:p>
          </table:table-cell>
          <table:table-cell office:value-type="string">
            <text:p>o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人</text:p>
          </table:table-cell>
          <table:table-cell table:number-columns-repeated="7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ŋò</text:p>
          </table:table-cell>
          <table:table-cell office:value-type="string">
            <text:p>o</text:p>
          </table:table-cell>
          <table:table-cell office:value-type="float" office:value="21">
            <text:p>21</text:p>
          </table:table-cell>
          <table:table-cell office:value-type="string">
            <text:p>ŋo33</text:p>
          </table:table-cell>
          <table:table-cell/>
          <table:table-cell office:value-type="string">
            <text:p>鹅</text:p>
          </table:table-cell>
          <table:table-cell table:number-columns-repeated="2"/>
          <table:table-cell office:value-type="string">
            <text:p>鹅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lǒ pú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 office:value-type="string">
            <text:p>a21la55tɕi35</text:p>
          </table:table-cell>
          <table:table-cell/>
          <table:table-cell office:value-type="string">
            <text:p>眼睛</text:p>
          </table:table-cell>
          <table:table-cell table:number-columns-repeated="7"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lǒ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 office:value-type="string">
            <text:p>la55</text:p>
          </table:table-cell>
          <table:table-cell/>
          <table:table-cell office:value-type="string">
            <text:p>煮</text:p>
          </table:table-cell>
          <table:table-cell table:number-columns-repeated="7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á xóŋ</text:p>
          </table:table-cell>
          <table:table-cell office:value-type="string">
            <text:p>oŋ</text:p>
          </table:table-cell>
          <table:table-cell office:value-type="float" office:value="55">
            <text:p>55</text:p>
          </table:table-cell>
          <table:table-cell office:value-type="string">
            <text:p>a33xɯ21</text:p>
          </table:table-cell>
          <table:table-cell/>
          <table:table-cell office:value-type="string">
            <text:p>生的</text:p>
          </table:table-cell>
          <table:table-cell table:number-columns-repeated="7"/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lóŋ</text:p>
          </table:table-cell>
          <table:table-cell office:value-type="string">
            <text:p>oŋ</text:p>
          </table:table-cell>
          <table:table-cell office:value-type="float" office:value="55">
            <text:p>55</text:p>
          </table:table-cell>
          <table:table-cell office:value-type="string">
            <text:p>loŋ21</text:p>
          </table:table-cell>
          <table:table-cell/>
          <table:table-cell office:value-type="string">
            <text:p>一只（鸡）</text:p>
          </table:table-cell>
          <table:table-cell table:number-columns-repeated="7"/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thǒŋ</text:p>
          </table:table-cell>
          <table:table-cell office:value-type="string">
            <text:p>oŋ</text:p>
          </table:table-cell>
          <table:table-cell office:value-type="float" office:value="35">
            <text:p>35</text:p>
          </table:table-cell>
          <table:table-cell office:value-type="string">
            <text:p>thɯ33</text:p>
          </table:table-cell>
          <table:table-cell/>
          <table:table-cell office:value-type="string">
            <text:p>开</text:p>
          </table:table-cell>
          <table:table-cell office:value-type="string">
            <text:p>cɯ</text:p>
          </table:table-cell>
          <table:table-cell table:number-columns-repeated="6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wǒŋ</text:p>
          </table:table-cell>
          <table:table-cell office:value-type="string">
            <text:p>oŋ</text:p>
          </table:table-cell>
          <table:table-cell office:value-type="float" office:value="35">
            <text:p>35</text:p>
          </table:table-cell>
          <table:table-cell office:value-type="string">
            <text:p>ɣɯ33</text:p>
          </table:table-cell>
          <table:table-cell/>
          <table:table-cell office:value-type="string">
            <text:p>长大</text:p>
          </table:table-cell>
          <table:table-cell table:number-columns-repeated="7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lôŋ</text:p>
          </table:table-cell>
          <table:table-cell office:value-type="string">
            <text:p>oŋ</text:p>
          </table:table-cell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tsôŋ</text:p>
          </table:table-cell>
          <table:table-cell office:value-type="string">
            <text:p>oŋ</text:p>
          </table:table-cell>
          <table:table-cell office:value-type="float" office:value="53">
            <text:p>53</text:p>
          </table:table-cell>
          <table:table-cell office:value-type="string">
            <text:p>dzɯ35</text:p>
          </table:table-cell>
          <table:table-cell/>
          <table:table-cell office:value-type="string">
            <text:p>短</text:p>
          </table:table-cell>
          <table:table-cell table:number-columns-repeated="7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thóŋmòŋ</text:p>
          </table:table-cell>
          <table:table-cell office:value-type="string">
            <text:p>oŋ</text:p>
          </table:table-cell>
          <table:table-cell office:value-type="float" office:value="55">
            <text:p>55</text:p>
          </table:table-cell>
          <table:table-cell office:value-type="string">
            <text:p>tu55mu35</text:p>
          </table:table-cell>
          <table:table-cell/>
          <table:table-cell office:value-type="string">
            <text:p>线</text:p>
          </table:table-cell>
          <table:table-cell table:number-columns-repeated="7"/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mɯě ɣòŋ</text:p>
          </table:table-cell>
          <table:table-cell office:value-type="string">
            <text:p>oŋ</text:p>
          </table:table-cell>
          <table:table-cell office:value-type="float" office:value="21">
            <text:p>21</text:p>
          </table:table-cell>
          <table:table-cell office:value-type="string">
            <text:p>mɯe21ɣɯ21</text:p>
          </table:table-cell>
          <table:table-cell/>
          <table:table-cell office:value-type="string">
            <text:p>打雷</text:p>
          </table:table-cell>
          <table:table-cell table:number-columns-repeated="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thòŋ</text:p>
          </table:table-cell>
          <table:table-cell office:value-type="string">
            <text:p>oŋ</text:p>
          </table:table-cell>
          <table:table-cell office:value-type="float" office:value="21">
            <text:p>21</text:p>
          </table:table-cell>
          <table:table-cell office:value-type="string">
            <text:p>doŋ21</text:p>
          </table:table-cell>
          <table:table-cell/>
          <table:table-cell office:value-type="string">
            <text:p>铜</text:p>
          </table:table-cell>
          <table:table-cell table:number-columns-repeated="2"/>
          <table:table-cell office:value-type="string">
            <text:p>铜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zǒŋ</text:p>
          </table:table-cell>
          <table:table-cell office:value-type="string">
            <text:p>oŋ</text:p>
          </table:table-cell>
          <table:table-cell office:value-type="float" office:value="35">
            <text:p>35</text:p>
          </table:table-cell>
          <table:table-cell office:value-type="string">
            <text:p>zɯ33</text:p>
          </table:table-cell>
          <table:table-cell/>
          <table:table-cell office:value-type="string">
            <text:p>啼</text:p>
          </table:table-cell>
          <table:table-cell table:number-columns-repeated="7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óŋ</text:p>
          </table:table-cell>
          <table:table-cell office:value-type="string">
            <text:p>oŋ</text:p>
          </table:table-cell>
          <table:table-cell office:value-type="float" office:value="55">
            <text:p>55</text:p>
          </table:table-cell>
          <table:table-cell office:value-type="string">
            <text:p>ŋɯ33</text:p>
          </table:table-cell>
          <table:table-cell/>
          <table:table-cell office:value-type="string">
            <text:p>五</text:p>
          </table:table-cell>
          <table:table-cell office:value-type="string">
            <text:p>kɯmŋu</text:p>
          </table:table-cell>
          <table:table-cell office:value-type="string">
            <text:p>lŋa</text:p>
          </table:table-cell>
          <table:table-cell table:number-columns-repeated="5"/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móŋ</text:p>
          </table:table-cell>
          <table:table-cell office:value-type="string">
            <text:p>oŋ</text:p>
          </table:table-cell>
          <table:table-cell office:value-type="float" office:value="55">
            <text:p>55</text:p>
          </table:table-cell>
          <table:table-cell office:value-type="string">
            <text:p>mu21</text:p>
          </table:table-cell>
          <table:table-cell/>
          <table:table-cell office:value-type="string">
            <text:p>一棵（树）</text:p>
          </table:table-cell>
          <table:table-cell table:number-columns-repeated="7"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lóŋ</text:p>
          </table:table-cell>
          <table:table-cell office:value-type="string">
            <text:p>oŋ</text:p>
          </table:table-cell>
          <table:table-cell office:value-type="float" office:value="55">
            <text:p>55</text:p>
          </table:table-cell>
          <table:table-cell office:value-type="string">
            <text:p>ɲioŋ55</text:p>
          </table:table-cell>
          <table:table-cell/>
          <table:table-cell office:value-type="string">
            <text:p>咳嗽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lòŋ</text:p>
          </table:table-cell>
          <table:table-cell office:value-type="string">
            <text:p>oŋ</text:p>
          </table:table-cell>
          <table:table-cell office:value-type="float" office:value="21">
            <text:p>21</text:p>
          </table:table-cell>
          <table:table-cell office:value-type="string">
            <text:p>ɲioŋ35</text:p>
          </table:table-cell>
          <table:table-cell/>
          <table:table-cell office:value-type="string">
            <text:p>年</text:p>
          </table:table-cell>
          <table:table-cell table:number-columns-repeated="2"/>
          <table:table-cell office:value-type="string">
            <text:p>年</text:p>
          </table:table-cell>
          <table:table-cell table:number-columns-repeated="4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ǒŋ</text:p>
          </table:table-cell>
          <table:table-cell office:value-type="string">
            <text:p>oŋ</text:p>
          </table:table-cell>
          <table:table-cell office:value-type="float" office:value="35">
            <text:p>35</text:p>
          </table:table-cell>
          <table:table-cell office:value-type="string">
            <text:p>si33ŋɯe21</text:p>
          </table:table-cell>
          <table:table-cell/>
          <table:table-cell office:value-type="string">
            <text:p>鱼</text:p>
          </table:table-cell>
          <table:table-cell/>
          <table:table-cell office:value-type="string">
            <text:p>ɲa</text:p>
          </table:table-cell>
          <table:table-cell office:value-type="string">
            <text:p>鱼</text:p>
          </table:table-cell>
          <table:table-cell/>
          <table:table-cell office:value-type="string">
            <text:p>ŋɵ</text:p>
          </table:table-cell>
          <table:table-cell table:number-columns-repeated="2"/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lóŋ</text:p>
          </table:table-cell>
          <table:table-cell office:value-type="string">
            <text:p>oŋ</text:p>
          </table:table-cell>
          <table:table-cell office:value-type="float" office:value="55">
            <text:p>55</text:p>
          </table:table-cell>
          <table:table-cell office:value-type="string">
            <text:p>lin55la21</text:p>
          </table:table-cell>
          <table:table-cell/>
          <table:table-cell office:value-type="string">
            <text:p>烂</text:p>
          </table:table-cell>
          <table:table-cell table:number-columns-repeated="7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máu tshòŋ khà mòŋ</text:p>
          </table:table-cell>
          <table:table-cell office:value-type="string">
            <text:p>oŋ</text:p>
          </table:table-cell>
          <table:table-cell office:value-type="float" office:value="21">
            <text:p>21</text:p>
          </table:table-cell>
          <table:table-cell office:value-type="string">
            <text:p>dʑoŋ35ko55kho35</text:p>
          </table:table-cell>
          <table:table-cell/>
          <table:table-cell office:value-type="string">
            <text:p>松树</text:p>
          </table:table-cell>
          <table:table-cell table:number-columns-repeated="7"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thôŋ</text:p>
          </table:table-cell>
          <table:table-cell office:value-type="string">
            <text:p>oŋ</text:p>
          </table:table-cell>
          <table:table-cell office:value-type="float" office:value="53">
            <text:p>53</text:p>
          </table:table-cell>
          <table:table-cell office:value-type="string">
            <text:p>tɯ33</text:p>
          </table:table-cell>
          <table:table-cell/>
          <table:table-cell office:value-type="string">
            <text:p>蒸</text:p>
          </table:table-cell>
          <table:table-cell table:number-columns-repeated="7"/>
        </table:table-row>
        <table:table-row table:style-name="ro2">
          <table:table-cell office:value-type="float" office:value="684">
            <text:p>684</text:p>
          </table:table-cell>
          <table:table-cell office:value-type="string">
            <text:p>òŋ</text:p>
          </table:table-cell>
          <table:table-cell office:value-type="string">
            <text:p>oŋ</text:p>
          </table:table-cell>
          <table:table-cell office:value-type="float" office:value="21">
            <text:p>21</text:p>
          </table:table-cell>
          <table:table-cell office:value-type="string">
            <text:p>ɯ35</text:p>
          </table:table-cell>
          <table:table-cell/>
          <table:table-cell office:value-type="string">
            <text:p>坐</text:p>
          </table:table-cell>
          <table:table-cell table:number-columns-repeated="5"/>
          <table:table-cell table:style-name="ce3" office:value-type="string">
            <text:p><text:span text:style-name="T1">2407 </text:span><text:span text:style-name="T2">揺</text:span><text:span text:style-name="T3">dzeej </text:span><text:span text:style-name="T1">2.34</text:span></text:p>
          </table:table-cell>
          <table:table-cell office:value-type="string">
            <text:p>dzi² 0651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sòŋ</text:p>
          </table:table-cell>
          <table:table-cell office:value-type="string">
            <text:p>oŋ</text:p>
          </table:table-cell>
          <table:table-cell office:value-type="float" office:value="21">
            <text:p>21</text:p>
          </table:table-cell>
          <table:table-cell office:value-type="string">
            <text:p>a33sɯ35</text:p>
          </table:table-cell>
          <table:table-cell/>
          <table:table-cell office:value-type="string">
            <text:p>塞</text:p>
          </table:table-cell>
          <table:table-cell table:number-columns-repeated="7"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xù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xu35</text:p>
          </table:table-cell>
          <table:table-cell/>
          <table:table-cell office:value-type="string">
            <text:p>肿</text:p>
          </table:table-cell>
          <table:table-cell table:number-columns-repeated="7"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tsǔ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起床</text:p>
          </table:table-cell>
          <table:table-cell office:value-type="string">
            <text:p>mdzur?</text:p>
          </table:table-cell>
          <table:table-cell table:number-columns-repeated="6"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pû</text:p>
          </table:table-cell>
          <table:table-cell office:value-type="string">
            <text:p>u</text:p>
          </table:table-cell>
          <table:table-cell office:value-type="float" office:value="53">
            <text:p>53</text:p>
          </table:table-cell>
          <table:table-cell office:value-type="string">
            <text:p>bu21tɕi55</text:p>
          </table:table-cell>
          <table:table-cell/>
          <table:table-cell office:value-type="string">
            <text:p>船</text:p>
          </table:table-cell>
          <table:table-cell table:number-columns-repeated="7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phu35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office:value-type="string">
            <text:p>phu33ŋɯe21</text:p>
          </table:table-cell>
          <table:table-cell/>
          <table:table-cell office:value-type="string">
            <text:p>媳妇</text:p>
          </table:table-cell>
          <table:table-cell table:number-columns-repeated="7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khù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khu55di21</text:p>
          </table:table-cell>
          <table:table-cell/>
          <table:table-cell office:value-type="string">
            <text:p>裤子</text:p>
          </table:table-cell>
          <table:table-cell table:number-columns-repeated="7"/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tsǔ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office:value-type="string">
            <text:p>dzɯ55</text:p>
          </table:table-cell>
          <table:table-cell/>
          <table:table-cell office:value-type="string">
            <text:p>出</text:p>
          </table:table-cell>
          <table:table-cell table:number-columns-repeated="7"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pù tshǐ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mu35tshi55</text:p>
          </table:table-cell>
          <table:table-cell/>
          <table:table-cell office:value-type="string">
            <text:p>草木灰</text:p>
          </table:table-cell>
          <table:table-cell table:number-columns-repeated="7"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thûwù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tu33wu35</text:p>
          </table:table-cell>
          <table:table-cell/>
          <table:table-cell office:value-type="string">
            <text:p>烤</text:p>
          </table:table-cell>
          <table:table-cell table:number-columns-repeated="7"/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pú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bu21</text:p>
          </table:table-cell>
          <table:table-cell/>
          <table:table-cell office:value-type="string">
            <text:p>一粒</text:p>
          </table:table-cell>
          <table:table-cell table:number-columns-repeated="7"/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zû</text:p>
          </table:table-cell>
          <table:table-cell office:value-type="string">
            <text:p>u</text:p>
          </table:table-cell>
          <table:table-cell office:value-type="float" office:value="53">
            <text:p>53</text:p>
          </table:table-cell>
          <table:table-cell office:value-type="string">
            <text:p>zu33</text:p>
          </table:table-cell>
          <table:table-cell/>
          <table:table-cell office:value-type="string">
            <text:p>轻</text:p>
          </table:table-cell>
          <table:table-cell office:value-type="string">
            <text:p>ʑo</text:p>
          </table:table-cell>
          <table:table-cell office:value-type="string">
            <text:p>jaŋ</text:p>
          </table:table-cell>
          <table:table-cell table:number-columns-repeated="5"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phǔ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office:value-type="string">
            <text:p>pu33</text:p>
          </table:table-cell>
          <table:table-cell/>
          <table:table-cell office:value-type="string">
            <text:p>补</text:p>
          </table:table-cell>
          <table:table-cell office:value-type="string">
            <text:p>ɕphɤt?</text:p>
          </table:table-cell>
          <table:table-cell table:number-columns-repeated="6"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phútshì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phu33</text:p>
          </table:table-cell>
          <table:table-cell/>
          <table:table-cell office:value-type="string">
            <text:p>少</text:p>
          </table:table-cell>
          <table:table-cell table:number-columns-repeated="7"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phú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phu55</text:p>
          </table:table-cell>
          <table:table-cell/>
          <table:table-cell office:value-type="string">
            <text:p>买</text:p>
          </table:table-cell>
          <table:table-cell office:value-type="string">
            <text:p>ɯ-phɯ</text:p>
          </table:table-cell>
          <table:table-cell table:number-columns-repeated="6"/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tshù tshù (953)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tshu33</text:p>
          </table:table-cell>
          <table:table-cell/>
          <table:table-cell office:value-type="string">
            <text:p>直</text:p>
          </table:table-cell>
          <table:table-cell office:value-type="string">
            <text:p>astu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̀ sù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lo35 ɕi55</text:p>
          </table:table-cell>
          <table:table-cell/>
          <table:table-cell office:value-type="string">
            <text:p>月亮</text:p>
          </table:table-cell>
          <table:table-cell office:value-type="string">
            <text:p>tɯ-sla?</text:p>
          </table:table-cell>
          <table:table-cell table:number-columns-repeated="6"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lù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lu35</text:p>
          </table:table-cell>
          <table:table-cell/>
          <table:table-cell office:value-type="string">
            <text:p>卖</text:p>
          </table:table-cell>
          <table:table-cell table:number-columns-repeated="7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wǔ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office:value-type="string">
            <text:p>wo33</text:p>
          </table:table-cell>
          <table:table-cell/>
          <table:table-cell office:value-type="string">
            <text:p>黄牛</text:p>
          </table:table-cell>
          <table:table-cell office:value-type="string">
            <text:p>nɯŋa</text:p>
          </table:table-cell>
          <table:table-cell/>
          <table:table-cell office:value-type="string">
            <text:p>牛</text:p>
          </table:table-cell>
          <table:table-cell table:number-columns-repeated="4"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wù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wu33</text:p>
          </table:table-cell>
          <table:table-cell/>
          <table:table-cell office:value-type="string">
            <text:p>量</text:p>
          </table:table-cell>
          <table:table-cell table:number-columns-repeated="7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tshǐ tsú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tshi35tsu33</text:p>
          </table:table-cell>
          <table:table-cell/>
          <table:table-cell office:value-type="string">
            <text:p>豪猪</text:p>
          </table:table-cell>
          <table:table-cell table:number-columns-repeated="7"/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phú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一朵（花）</text:p>
          </table:table-cell>
          <table:table-cell table:number-columns-repeated="5"/>
          <table:table-cell office:value-type="string">
            <text:p>pūŋmɛ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mú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mu33</text:p>
          </table:table-cell>
          <table:table-cell/>
          <table:table-cell office:value-type="string">
            <text:p>竹子</text:p>
          </table:table-cell>
          <table:table-cell table:number-columns-repeated="7"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zù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xo33zi21</text:p>
          </table:table-cell>
          <table:table-cell/>
          <table:table-cell office:value-type="string">
            <text:p>听</text:p>
          </table:table-cell>
          <table:table-cell table:number-columns-repeated="7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mù tsì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moŋ35</text:p>
          </table:table-cell>
          <table:table-cell/>
          <table:table-cell office:value-type="string">
            <text:p>梦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pû</text:p>
          </table:table-cell>
          <table:table-cell office:value-type="string">
            <text:p>u</text:p>
          </table:table-cell>
          <table:table-cell office:value-type="float" office:value="53">
            <text:p>53</text:p>
          </table:table-cell>
          <table:table-cell office:value-type="string">
            <text:p>bɯ33</text:p>
          </table:table-cell>
          <table:table-cell/>
          <table:table-cell office:value-type="string">
            <text:p>浸泡</text:p>
          </table:table-cell>
          <table:table-cell table:number-columns-repeated="7"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thú thú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thu55</text:p>
          </table:table-cell>
          <table:table-cell/>
          <table:table-cell office:value-type="string">
            <text:p>捡</text:p>
          </table:table-cell>
          <table:table-cell/>
          <table:table-cell office:value-type="string">
            <text:p>ɴthu?</text:p>
          </table:table-cell>
          <table:table-cell table:number-columns-repeated="5"/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pǔ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office:value-type="string">
            <text:p>ɯ33</text:p>
          </table:table-cell>
          <table:table-cell/>
          <table:table-cell office:value-type="string">
            <text:p>杀</text:p>
          </table:table-cell>
          <table:table-cell table:number-columns-repeated="7"/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sú sú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su33</text:p>
          </table:table-cell>
          <table:table-cell/>
          <table:table-cell office:value-type="string">
            <text:p>藏</text:p>
          </table:table-cell>
          <table:table-cell table:number-columns-repeated="7"/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tû</text:p>
          </table:table-cell>
          <table:table-cell office:value-type="string">
            <text:p>u</text:p>
          </table:table-cell>
          <table:table-cell office:value-type="float" office:value="53">
            <text:p>53</text:p>
          </table:table-cell>
          <table:table-cell office:value-type="string">
            <text:p>dɯ33</text:p>
          </table:table-cell>
          <table:table-cell/>
          <table:table-cell office:value-type="string">
            <text:p>重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sǔ sǔ 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office:value-type="string">
            <text:p>su21su21</text:p>
          </table:table-cell>
          <table:table-cell/>
          <table:table-cell office:value-type="string">
            <text:p>雪</text:p>
          </table:table-cell>
          <table:table-cell table:number-columns-repeated="7"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pútsí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mu21dzi35</text:p>
          </table:table-cell>
          <table:table-cell/>
          <table:table-cell office:value-type="string">
            <text:p>筷子</text:p>
          </table:table-cell>
          <table:table-cell table:number-columns-repeated="7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phǔ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office:value-type="string">
            <text:p>pho33</text:p>
          </table:table-cell>
          <table:table-cell/>
          <table:table-cell office:value-type="string">
            <text:p>龙</text:p>
          </table:table-cell>
          <table:table-cell table:number-columns-repeated="7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lú mú; lóŋ móŋ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ɣɯ21mo21</text:p>
          </table:table-cell>
          <table:table-cell/>
          <table:table-cell office:value-type="string">
            <text:p>大麦</text:p>
          </table:table-cell>
          <table:table-cell table:number-columns-repeated="7"/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kù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gu35</text:p>
          </table:table-cell>
          <table:table-cell/>
          <table:table-cell office:value-type="string">
            <text:p>上（山）</text:p>
          </table:table-cell>
          <table:table-cell table:number-columns-repeated="7"/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khú sú kà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su35</text:p>
          </table:table-cell>
          <table:table-cell/>
          <table:table-cell office:value-type="string">
            <text:p>亮</text:p>
          </table:table-cell>
          <table:table-cell office:value-type="string">
            <text:p>fsoʁ</text:p>
          </table:table-cell>
          <table:table-cell table:number-columns-repeated="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khɯ̂</text:p>
          </table:table-cell>
          <table:table-cell office:value-type="string">
            <text:p>ɯ</text:p>
          </table:table-cell>
          <table:table-cell office:value-type="float" office:value="53">
            <text:p>53</text:p>
          </table:table-cell>
          <table:table-cell office:value-type="string">
            <text:p>khɯ21</text:p>
          </table:table-cell>
          <table:table-cell/>
          <table:table-cell office:value-type="string">
            <text:p>硬</text:p>
          </table:table-cell>
          <table:table-cell office:value-type="string">
            <text:p>ɴqa</text:p>
          </table:table-cell>
          <table:table-cell office:value-type="string">
            <text:p>dka</text:p>
          </table:table-cell>
          <table:table-cell table:number-columns-repeated="5"/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ɣɯ̀</text:p>
          </table:table-cell>
          <table:table-cell office:value-type="string">
            <text:p>ɯ</text:p>
          </table:table-cell>
          <table:table-cell office:value-type="float" office:value="21">
            <text:p>21</text:p>
          </table:table-cell>
          <table:table-cell office:value-type="string">
            <text:p>ɯ35</text:p>
          </table:table-cell>
          <table:table-cell/>
          <table:table-cell office:value-type="string">
            <text:p>扫</text:p>
          </table:table-cell>
          <table:table-cell table:number-columns-repeated="7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khɯ̌</text:p>
          </table:table-cell>
          <table:table-cell office:value-type="string">
            <text:p>ɯ</text:p>
          </table:table-cell>
          <table:table-cell office:value-type="float" office:value="35">
            <text:p>35</text:p>
          </table:table-cell>
          <table:table-cell office:value-type="string">
            <text:p>khɯ55</text:p>
          </table:table-cell>
          <table:table-cell/>
          <table:table-cell office:value-type="string">
            <text:p>苦</text:p>
          </table:table-cell>
          <table:table-cell/>
          <table:table-cell office:value-type="string">
            <text:p>kha</text:p>
          </table:table-cell>
          <table:table-cell table:number-columns-repeated="5"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ǎ ɣɯ́</text:p>
          </table:table-cell>
          <table:table-cell office:value-type="string">
            <text:p>ɯ</text:p>
          </table:table-cell>
          <table:table-cell office:value-type="float" office:value="55">
            <text:p>55</text:p>
          </table:table-cell>
          <table:table-cell office:value-type="string">
            <text:p>a21ɣɯe55</text:p>
          </table:table-cell>
          <table:table-cell/>
          <table:table-cell office:value-type="string">
            <text:p>学</text:p>
          </table:table-cell>
          <table:table-cell table:number-columns-repeated="7"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ɣɯ̌</text:p>
          </table:table-cell>
          <table:table-cell office:value-type="string">
            <text:p>ɯ</text:p>
          </table:table-cell>
          <table:table-cell office:value-type="float" office:value="35">
            <text:p>35</text:p>
          </table:table-cell>
          <table:table-cell office:value-type="string">
            <text:p>ɣɯ21</text:p>
          </table:table-cell>
          <table:table-cell/>
          <table:table-cell office:value-type="string">
            <text:p>走</text:p>
          </table:table-cell>
          <table:table-cell table:number-columns-repeated="7"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xɯ̂</text:p>
          </table:table-cell>
          <table:table-cell office:value-type="string">
            <text:p>ɯ</text:p>
          </table:table-cell>
          <table:table-cell office:value-type="float" office:value="54">
            <text:p>54</text:p>
          </table:table-cell>
          <table:table-cell office:value-type="string">
            <text:p>xɯ55</text:p>
          </table:table-cell>
          <table:table-cell/>
          <table:table-cell office:value-type="string">
            <text:p>休息</text:p>
          </table:table-cell>
          <table:table-cell table:number-columns-repeated="7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khɯ̌</text:p>
          </table:table-cell>
          <table:table-cell office:value-type="string">
            <text:p>ɯ</text:p>
          </table:table-cell>
          <table:table-cell office:value-type="float" office:value="35">
            <text:p>35</text:p>
          </table:table-cell>
          <table:table-cell office:value-type="string">
            <text:p>khɯ33to21</text:p>
          </table:table-cell>
          <table:table-cell/>
          <table:table-cell office:value-type="string">
            <text:p>锯子</text:p>
          </table:table-cell>
          <table:table-cell table:number-columns-repeated="7"/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ɣɯ́</text:p>
          </table:table-cell>
          <table:table-cell office:value-type="string">
            <text:p>ɯ</text:p>
          </table:table-cell>
          <table:table-cell office:value-type="float" office:value="55">
            <text:p>55</text:p>
          </table:table-cell>
          <table:table-cell office:value-type="string">
            <text:p>ɣɯ55</text:p>
          </table:table-cell>
          <table:table-cell/>
          <table:table-cell office:value-type="string">
            <text:p>一张（纸）</text:p>
          </table:table-cell>
          <table:table-cell table:number-columns-repeated="7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xɯ̌</text:p>
          </table:table-cell>
          <table:table-cell office:value-type="string">
            <text:p>ɯ</text:p>
          </table:table-cell>
          <table:table-cell office:value-type="float" office:value="35">
            <text:p>35</text:p>
          </table:table-cell>
          <table:table-cell office:value-type="string">
            <text:p>xɯ33</text:p>
          </table:table-cell>
          <table:table-cell/>
          <table:table-cell office:value-type="string">
            <text:p>十</text:p>
          </table:table-cell>
          <table:table-cell office:value-type="string">
            <text:p>sqa--</text:p>
          </table:table-cell>
          <table:table-cell table:number-columns-repeated="6"/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ɣɯě</text:p>
          </table:table-cell>
          <table:table-cell office:value-type="string">
            <text:p>ɯe</text:p>
          </table:table-cell>
          <table:table-cell office:value-type="float" office:value="35">
            <text:p>35</text:p>
          </table:table-cell>
          <table:table-cell office:value-type="string">
            <text:p>ɯe55</text:p>
          </table:table-cell>
          <table:table-cell/>
          <table:table-cell office:value-type="string">
            <text:p>偷</text:p>
          </table:table-cell>
          <table:table-cell table:number-columns-repeated="7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mɯè tshì khɯé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office:value-type="string">
            <text:p>mɯe35tɕi55</text:p>
          </table:table-cell>
          <table:table-cell/>
          <table:table-cell office:value-type="string">
            <text:p>肚子</text:p>
          </table:table-cell>
          <table:table-cell table:number-columns-repeated="7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ɣɯé thá</text:p>
          </table:table-cell>
          <table:table-cell office:value-type="string">
            <text:p>ɯe</text:p>
          </table:table-cell>
          <table:table-cell office:value-type="float" office:value="55">
            <text:p>55</text:p>
          </table:table-cell>
          <table:table-cell office:value-type="string">
            <text:p>a33ɣɯ21</text:p>
          </table:table-cell>
          <table:table-cell/>
          <table:table-cell office:value-type="string">
            <text:p>叶子</text:p>
          </table:table-cell>
          <table:table-cell table:number-columns-repeated="7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khɯé</text:p>
          </table:table-cell>
          <table:table-cell office:value-type="string">
            <text:p>ɯe</text:p>
          </table:table-cell>
          <table:table-cell office:value-type="float" office:value="55">
            <text:p>55</text:p>
          </table:table-cell>
          <table:table-cell office:value-type="string">
            <text:p>a33khɯe21</text:p>
          </table:table-cell>
          <table:table-cell/>
          <table:table-cell office:value-type="string">
            <text:p>角</text:p>
          </table:table-cell>
          <table:table-cell office:value-type="string">
            <text:p>ta-ʁrɯ</text:p>
          </table:table-cell>
          <table:table-cell office:value-type="string">
            <text:p>ru</text:p>
          </table:table-cell>
          <table:table-cell table:number-columns-repeated="5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kɯê</text:p>
          </table:table-cell>
          <table:table-cell office:value-type="string">
            <text:p>ɯe</text:p>
          </table:table-cell>
          <table:table-cell office:value-type="float" office:value="53">
            <text:p>53</text:p>
          </table:table-cell>
          <table:table-cell office:value-type="string">
            <text:p>gɯe33</text:p>
          </table:table-cell>
          <table:table-cell/>
          <table:table-cell office:value-type="string">
            <text:p>怕</text:p>
          </table:table-cell>
          <table:table-cell table:number-columns-repeated="7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phɯê</text:p>
          </table:table-cell>
          <table:table-cell office:value-type="string">
            <text:p>ɯe</text:p>
          </table:table-cell>
          <table:table-cell office:value-type="float" office:value="53">
            <text:p>53</text:p>
          </table:table-cell>
          <table:table-cell office:value-type="string">
            <text:p>phɯe33</text:p>
          </table:table-cell>
          <table:table-cell/>
          <table:table-cell office:value-type="string">
            <text:p>沸腾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ɯè</text:p>
          </table:table-cell>
          <table:table-cell office:value-type="string">
            <text:p>ɯe</text:p>
          </table:table-cell>
          <table:table-cell office:value-type="float" office:value="35">
            <text:p>35</text:p>
          </table:table-cell>
          <table:table-cell office:value-type="string">
            <text:p>mɯe21</text:p>
          </table:table-cell>
          <table:table-cell/>
          <table:table-cell office:value-type="string">
            <text:p>天</text:p>
          </table:table-cell>
          <table:table-cell office:value-type="string">
            <text:p>tɯ-mɯ</text:p>
          </table:table-cell>
          <table:table-cell table:number-columns-repeated="6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tɕhí mɯè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荞麦</text:p>
          </table:table-cell>
          <table:table-cell table:number-columns-repeated="2"/>
          <table:table-cell office:value-type="string">
            <text:p>荞麦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á pɯé</text:p>
          </table:table-cell>
          <table:table-cell office:value-type="string">
            <text:p>ɯe</text:p>
          </table:table-cell>
          <table:table-cell office:value-type="float" office:value="55">
            <text:p>55</text:p>
          </table:table-cell>
          <table:table-cell office:value-type="string">
            <text:p>la33bɯe33</text:p>
          </table:table-cell>
          <table:table-cell/>
          <table:table-cell office:value-type="string">
            <text:p>萝卜</text:p>
          </table:table-cell>
          <table:table-cell table:number-columns-repeated="2"/>
          <table:table-cell office:value-type="string">
            <text:p>萝卜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ɣɯê</text:p>
          </table:table-cell>
          <table:table-cell office:value-type="string">
            <text:p>ɯe</text:p>
          </table:table-cell>
          <table:table-cell office:value-type="float" office:value="53">
            <text:p>53</text:p>
          </table:table-cell>
          <table:table-cell office:value-type="string">
            <text:p>zi33gɯe21</text:p>
          </table:table-cell>
          <table:table-cell/>
          <table:table-cell office:value-type="string">
            <text:p>会</text:p>
          </table:table-cell>
          <table:table-cell table:number-columns-repeated="7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ɣɯê</text:p>
          </table:table-cell>
          <table:table-cell office:value-type="string">
            <text:p>ɯe</text:p>
          </table:table-cell>
          <table:table-cell office:value-type="float" office:value="53">
            <text:p>53</text:p>
          </table:table-cell>
          <table:table-cell office:value-type="string">
            <text:p>ɣɯe33</text:p>
          </table:table-cell>
          <table:table-cell/>
          <table:table-cell office:value-type="string">
            <text:p>猴子</text:p>
          </table:table-cell>
          <table:table-cell table:number-columns-repeated="7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mɯě</text:p>
          </table:table-cell>
          <table:table-cell office:value-type="string">
            <text:p>ɯe</text:p>
          </table:table-cell>
          <table:table-cell office:value-type="float" office:value="35">
            <text:p>35</text:p>
          </table:table-cell>
          <table:table-cell office:value-type="string">
            <text:p>mɯe21</text:p>
          </table:table-cell>
          <table:table-cell/>
          <table:table-cell office:value-type="string">
            <text:p>墨水</text:p>
          </table:table-cell>
          <table:table-cell table:number-columns-repeated="7"/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pɯèpɯè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office:value-type="string">
            <text:p>bi55</text:p>
          </table:table-cell>
          <table:table-cell/>
          <table:table-cell office:value-type="string">
            <text:p>软</text:p>
          </table:table-cell>
          <table:table-cell office:value-type="string">
            <text:p>mba?</text:p>
          </table:table-cell>
          <table:table-cell table:number-columns-repeated="6"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pɯê</text:p>
          </table:table-cell>
          <table:table-cell office:value-type="string">
            <text:p>ɯe</text:p>
          </table:table-cell>
          <table:table-cell office:value-type="float" office:value="53">
            <text:p>53</text:p>
          </table:table-cell>
          <table:table-cell office:value-type="string">
            <text:p>phɯe35</text:p>
          </table:table-cell>
          <table:table-cell/>
          <table:table-cell office:value-type="string">
            <text:p>抱</text:p>
          </table:table-cell>
          <table:table-cell table:number-columns-repeated="7"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phɯé</text:p>
          </table:table-cell>
          <table:table-cell office:value-type="string">
            <text:p>ɯe</text:p>
          </table:table-cell>
          <table:table-cell office:value-type="float" office:value="55">
            <text:p>55</text:p>
          </table:table-cell>
          <table:table-cell office:value-type="string">
            <text:p>phɯe55</text:p>
          </table:table-cell>
          <table:table-cell/>
          <table:table-cell office:value-type="string">
            <text:p>包</text:p>
          </table:table-cell>
          <table:table-cell table:number-columns-repeated="7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xɯè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office:value-type="string">
            <text:p>xɯe35bu21</text:p>
          </table:table-cell>
          <table:table-cell/>
          <table:table-cell office:value-type="string">
            <text:p>锣</text:p>
          </table:table-cell>
          <table:table-cell table:number-columns-repeated="7"/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kɯé</text:p>
          </table:table-cell>
          <table:table-cell office:value-type="string">
            <text:p>ɯe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九</text:p>
          </table:table-cell>
          <table:table-cell office:value-type="string">
            <text:p>kɯngɯt</text:p>
          </table:table-cell>
          <table:table-cell office:value-type="string">
            <text:p>dgu</text:p>
          </table:table-cell>
          <table:table-cell table:number-columns-repeated="5"/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ɣɯè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office:value-type="string">
            <text:p>ɣɯe35</text:p>
          </table:table-cell>
          <table:table-cell/>
          <table:table-cell office:value-type="string">
            <text:p>长</text:p>
          </table:table-cell>
          <table:table-cell office:value-type="string">
            <text:p>zri</text:p>
          </table:table-cell>
          <table:table-cell office:value-type="string">
            <text:p>riŋ</text:p>
          </table:table-cell>
          <table:table-cell table:number-columns-repeated="5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á phɯè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office:value-type="string">
            <text:p>phɯe35</text:p>
          </table:table-cell>
          <table:table-cell/>
          <table:table-cell office:value-type="string">
            <text:p>穗子</text:p>
          </table:table-cell>
          <table:table-cell table:number-columns-repeated="7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tsì ɣɯè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office:value-type="string">
            <text:p>si35ɣɯe55</text:p>
          </table:table-cell>
          <table:table-cell/>
          <table:table-cell office:value-type="string">
            <text:p>米</text:p>
          </table:table-cell>
          <table:table-cell table:number-columns-repeated="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ɯè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office:value-type="string">
            <text:p>mɯe21</text:p>
          </table:table-cell>
          <table:table-cell/>
          <table:table-cell office:value-type="string">
            <text:p>煤</text:p>
          </table:table-cell>
          <table:table-cell table:number-columns-repeated="2"/>
          <table:table-cell office:value-type="string">
            <text:p>煤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pɯé (709)</text:p>
          </table:table-cell>
          <table:table-cell office:value-type="string">
            <text:p>ɯe</text:p>
          </table:table-cell>
          <table:table-cell office:value-type="float" office:value="55">
            <text:p>55</text:p>
          </table:table-cell>
          <table:table-cell office:value-type="string">
            <text:p>bɯe33</text:p>
          </table:table-cell>
          <table:table-cell/>
          <table:table-cell office:value-type="string">
            <text:p>抬</text:p>
          </table:table-cell>
          <table:table-cell table:number-columns-repeated="7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phɯè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office:value-type="string">
            <text:p>phɯe35</text:p>
          </table:table-cell>
          <table:table-cell/>
          <table:table-cell office:value-type="string">
            <text:p>孵蛋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72">
            <text:p>672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si55</text:p>
          </table:table-cell>
          <table:table-cell/>
          <table:table-cell office:value-type="string">
            <text:p>站</text:p>
          </table:table-cell>
          <table:table-cell table:number-columns-repeated="7"/>
        </table:table-row>
        <table:table-row table:style-name="ro1">
          <table:table-cell office:value-type="float" office:value="324">
            <text:p>324</text:p>
          </table:table-cell>
          <table:table-cell table:number-columns-repeated="3"/>
          <table:table-cell office:value-type="string">
            <text:p>khɯ55tan55</text:p>
          </table:table-cell>
          <table:table-cell/>
          <table:table-cell office:value-type="string">
            <text:p>胆</text:p>
          </table:table-cell>
          <table:table-cell table:number-columns-repeated="2"/>
          <table:table-cell office:value-type="string">
            <text:p>胆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29">
            <text:p>629</text:p>
          </table:table-cell>
          <table:table-cell table:number-columns-repeated="3"/>
          <table:table-cell office:value-type="string">
            <text:p>dzɯ33</text:p>
          </table:table-cell>
          <table:table-cell/>
          <table:table-cell office:value-type="string">
            <text:p>喝</text:p>
          </table:table-cell>
          <table:table-cell office:value-type="string">
            <text:p>ndza</text:p>
          </table:table-cell>
          <table:table-cell table:number-columns-repeated="6"/>
        </table:table-row>
        <table:table-row table:style-name="ro1">
          <table:table-cell office:value-type="float" office:value="233">
            <text:p>233</text:p>
          </table:table-cell>
          <table:table-cell table:number-columns-repeated="3"/>
          <table:table-cell office:value-type="string">
            <text:p>fɯi35</text:p>
          </table:table-cell>
          <table:table-cell/>
          <table:table-cell office:value-type="string">
            <text:p>肺</text:p>
          </table:table-cell>
          <table:table-cell table:number-columns-repeated="2"/>
          <table:table-cell office:value-type="string">
            <text:p>肺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17">
            <text:p>817</text:p>
          </table:table-cell>
          <table:table-cell table:number-columns-repeated="3"/>
          <table:table-cell office:value-type="string">
            <text:p>ŋɯ55</text:p>
          </table:table-cell>
          <table:table-cell/>
          <table:table-cell office:value-type="string">
            <text:p>借</text:p>
          </table:table-cell>
          <table:table-cell office:value-type="string">
            <text:p>rŋo</text:p>
          </table:table-cell>
          <table:table-cell office:value-type="string">
            <text:p>rɲa</text:p>
          </table:table-cell>
          <table:table-cell table:number-columns-repeated="5"/>
        </table:table-row>
        <table:table-row table:style-name="ro1">
          <table:table-cell office:value-type="float" office:value="515">
            <text:p>515</text:p>
          </table:table-cell>
          <table:table-cell table:number-columns-repeated="3"/>
          <table:table-cell office:value-type="string">
            <text:p>(tu55mu35) phie33</text:p>
          </table:table-cell>
          <table:table-cell/>
          <table:table-cell office:value-type="string">
            <text:p>纺车</text:p>
          </table:table-cell>
          <table:table-cell office:value-type="string">
            <text:p>jpɣo</text:p>
          </table:table-cell>
          <table:table-cell office:value-type="string">
            <text:p>ɴphaŋ.ma</text:p>
          </table:table-cell>
          <table:table-cell office:value-type="string">
            <text:p>纺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table:number-columns-repeated="3"/>
          <table:table-cell office:value-type="string">
            <text:p>ma55wan21</text:p>
          </table:table-cell>
          <table:table-cell/>
          <table:table-cell office:value-type="string">
            <text:p>水蛭</text:p>
          </table:table-cell>
          <table:table-cell table:number-columns-repeated="7"/>
        </table:table-row>
        <table:table-row table:style-name="ro1">
          <table:table-cell office:value-type="float" office:value="498">
            <text:p>498</text:p>
          </table:table-cell>
          <table:table-cell table:number-columns-repeated="3"/>
          <table:table-cell office:value-type="string">
            <text:p>dan33san33</text:p>
          </table:table-cell>
          <table:table-cell/>
          <table:table-cell office:value-type="string">
            <text:p>团馓</text:p>
          </table:table-cell>
          <table:table-cell table:number-columns-repeated="2"/>
          <table:table-cell office:value-type="string">
            <text:p>团馓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table:number-columns-repeated="3"/>
          <table:table-cell office:value-type="string">
            <text:p>bu21dau21</text:p>
          </table:table-cell>
          <table:table-cell/>
          <table:table-cell office:value-type="string">
            <text:p>葡萄</text:p>
          </table:table-cell>
          <table:table-cell table:number-columns-repeated="2"/>
          <table:table-cell office:value-type="string">
            <text:p>葡萄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28">
            <text:p>328</text:p>
          </table:table-cell>
          <table:table-cell table:number-columns-repeated="3"/>
          <table:table-cell office:value-type="string">
            <text:p>dan21</text:p>
          </table:table-cell>
          <table:table-cell/>
          <table:table-cell office:value-type="string">
            <text:p>痰</text:p>
          </table:table-cell>
          <table:table-cell table:number-columns-repeated="2"/>
          <table:table-cell office:value-type="string">
            <text:p>痰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70">
            <text:p>970</text:p>
          </table:table-cell>
          <table:table-cell table:number-columns-repeated="3"/>
          <table:table-cell office:value-type="string">
            <text:p>bo21 ɲi21</text:p>
          </table:table-cell>
          <table:table-cell/>
          <table:table-cell office:value-type="string">
            <text:p>红</text:p>
          </table:table-cell>
          <table:table-cell office:value-type="string">
            <text:p>ɣɯrni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3"/>
          <table:table-cell office:value-type="string">
            <text:p>lɯ35</text:p>
          </table:table-cell>
          <table:table-cell/>
          <table:table-cell office:value-type="string">
            <text:p>石头</text:p>
          </table:table-cell>
          <table:table-cell table:number-columns-repeated="4"/>
          <table:table-cell office:value-type="string">
            <text:p>lūŋ</text:p>
          </table:table-cell>
          <table:table-cell table:number-columns-repeated="2"/>
        </table:table-row>
        <table:table-row table:style-name="ro1" table:number-rows-repeated="6526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euille2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table:style-name="ce1"/>
          <table:table-cell table:style-name="ce1" office:value-type="string">
            <text:p>龙山</text:p>
          </table:table-cell>
          <table:table-cell table:style-name="ce1" office:value-type="string">
            <text:p>泸溪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o</text:p>
          </table:table-cell>
          <table:table-cell office:value-type="string">
            <text:p>ak, al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a</text:p>
          </table:table-cell>
          <table:table-cell office:value-type="string">
            <text:p>?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i</text:p>
          </table:table-cell>
          <table:table-cell office:value-type="string">
            <text:p>a, ik, it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ie</text:p>
          </table:table-cell>
          <table:table-cell office:value-type="string">
            <text:p>am, u (/ ɕ|s_), is, Vt, e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o</text:p>
          </table:table-cell>
          <table:table-cell office:value-type="string">
            <text:p>aŋ?</text:p>
          </table:table-cell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office:value-type="string">
            <text:p>a</text:p>
          </table:table-cell>
          <table:table-cell office:value-type="string">
            <text:p>Vm, 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oŋ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oŋ</text:p>
          </table:table-cell>
          <table:table-cell office:value-type="string">
            <text:p>ɯ</text:p>
          </table:table-cell>
          <table:table-cell office:value-type="string">
            <text:p>a /ŋ_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u</text:p>
          </table:table-cell>
          <table:table-cell office:value-type="string">
            <text:p>aŋ, o, ok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ɯ</text:p>
          </table:table-cell>
          <table:table-cell office:value-type="string">
            <text:p>a /K_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ɯe</text:p>
          </table:table-cell>
          <table:table-cell office:value-type="string">
            <text:p>u, iŋ</text:p>
          </table:table-cell>
        </table:table-row>
        <table:table-row table:style-name="ro1" table:number-rows-repeated="6552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3" table:style-name="ta1" table:print="false">
        <table:table-column table:style-name="co1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database-ranges>
        <table:database-range table:target-range-address="Feuille1.A1:Feuille1.AMJ6553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haris SIL" svg:font-family="'Charis SIL'"/>
    <style:font-face style:name="CharisSIL" svg:font-family="CharisSIL"/>
    <style:font-face style:name="Mojikyo-M202" svg:font-family="Mojikyo-M202"/>
    <style:font-face style:name="宋体" svg:font-family="宋体"/>
    <style:font-face style:name="Calibri" svg:font-family="Calibri" style:font-family-generic="swiss"/>
    <style:font-face style:name="Cambria" svg:font-family="Cambria" style:font-family-generic="swiss"/>
    <style:font-face style:name="Charis SIL1" svg:font-family="'Charis SIL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￥</number:text>
      <number:number number:decimal-places="0" number:min-integer-digits="1" number:grouping="true"/>
    </number:number-style>
    <number:number-style style:name="N136">
      <number:text>￥-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￥</number:text>
      <number:number number:decimal-places="0" number:min-integer-digits="1" number:grouping="true"/>
    </number:number-style>
    <number:number-style style:name="N137">
      <style:text-properties fo:color="#ff0000"/>
      <number:text>￥-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￥</number:text>
      <number:number number:decimal-places="2" number:min-integer-digits="1" number:grouping="true"/>
    </number:number-style>
    <number:number-style style:name="N139">
      <number:text>￥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￥</number:text>
      <number:number number:decimal-places="2" number:min-integer-digits="1" number:grouping="true"/>
    </number:number-style>
    <number:number-style style:name="N140">
      <style:text-properties fo:color="#ff0000"/>
      <number:text>￥-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￥</number:text>
      <number:number number:decimal-places="0" number:min-integer-digits="1" number:grouping="true"/>
      <number:text> </number:text>
    </number:number-style>
    <number:number-style style:name="N144P1" style:volatile="true">
      <number:text> ￥-</number:text>
      <number:number number:decimal-places="0" number:min-integer-digits="1" number:grouping="true"/>
      <number:text> </number:text>
    </number:number-style>
    <number:number-style style:name="N144P2" style:volatile="true">
      <number:text> ￥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number:min-integer-digits="1" number:grouping="true"/>
      <number:text> </number:text>
    </number:number-style>
    <number:number-style style:name="N148P1" style:volatile="true">
      <number:text> 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￥</number:text>
      <number:number number:decimal-places="2" number:min-integer-digits="1" number:grouping="true"/>
      <number:text> </number:text>
    </number:number-style>
    <number:number-style style:name="N152P1" style:volatile="true">
      <number:text> ￥-</number:text>
      <number:number number:decimal-places="2" number:min-integer-digits="1" number:grouping="true"/>
      <number:text> </number:text>
    </number:number-style>
    <number:number-style style:name="N152P2" style:volatile="true">
      <number:text> ￥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2P0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 style:vertical-align="middle"/>
      <style:text-properties style:font-name="宋体" fo:font-size="12pt" style:font-name-asian="宋体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11/04/2016</text:date>, <text:time>11:5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4-05T18:10:35.16</meta:creation-date>
    <dc:date>2016-04-11T11:58:16.24</dc:date>
    <meta:editing-duration>PT05H06M28S</meta:editing-duration>
    <meta:editing-cycles>100</meta:editing-cycles>
    <meta:generator>OpenOffice.org/3.0$Win32 OpenOffice.org_project/300m15$Build-9379</meta:generator>
    <meta:document-statistic meta:table-count="3" meta:cell-count="1742" meta:object-count="0"/>
    <meta:user-defined meta:name="Info 1"/>
    <meta:user-defined meta:name="Info 2"/>
    <meta:user-defined meta:name="Info 3"/>
    <meta:user-defined meta:name="Info 4"/>
  </office:meta>
</office:document-meta>
</file>